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371.5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91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126.79pt"/>
    </style:style>
    <style:style style:name="co6" style:family="table-column">
      <style:table-column-properties fo:break-before="auto" style:column-width="78.21pt"/>
    </style:style>
    <style:style style:name="co7" style:family="table-column">
      <style:table-column-properties fo:break-before="auto" style:column-width="77.16pt"/>
    </style:style>
    <style:style style:name="co9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daa2"/>
    </style:style>
    <style:style style:name="ce22" style:family="table-cell" style:parent-style-name="Default" style:data-style-name="N0">
      <style:table-cell-properties fo:background-color="#ffdaa2"/>
    </style:style>
    <style:style style:name="ce4" style:family="table-cell" style:parent-style-name="Default">
      <style:table-cell-properties fo:background-color="#7da7d8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fff450"/>
    </style:style>
    <style:style style:name="ce7" style:family="table-cell" style:parent-style-name="Default">
      <style:table-cell-properties fo:background-color="#add58a"/>
    </style:style>
    <style:style style:name="ce8" style:family="table-cell" style:parent-style-name="Default">
      <style:table-cell-properties fo:background-color="#bd7cb5"/>
    </style:style>
    <style:style style:name="ce9" style:family="table-cell" style:parent-style-name="Default">
      <style:table-cell-properties fo:background-color="#f58220"/>
      <style:text-properties style:use-window-font-color="true"/>
    </style:style>
    <style:style style:name="ce10" style:family="table-cell" style:parent-style-name="Default">
      <style:table-cell-properties fo:background-color="#f79448"/>
    </style:style>
    <style:style style:name="ce11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999999"/>
    </style:style>
    <style:style style:name="ce24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vailability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3"/>
        <table:table-column table:style-name="co2" table:number-columns-repeated="17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table:style-name="Default" table:number-columns-repeated="2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formula="of:=COUNTIF([.D4:.D100];1)" office:value-type="float" office:value="0" calcext:value-type="float">
            <text:p>0</text:p>
          </table:table-cell>
          <table:table-cell table:formula="of:=COUNTIF([.E4:.E100];1)" office:value-type="float" office:value="0" calcext:value-type="float">
            <text:p>0</text:p>
          </table:table-cell>
          <table:table-cell table:formula="of:=COUNTIF([.F4:.F100];1)" office:value-type="float" office:value="0" calcext:value-type="float">
            <text:p>0</text:p>
          </table:table-cell>
          <table:table-cell table:formula="of:=COUNTIF([.G4:.G100];1)" office:value-type="float" office:value="0" calcext:value-type="float">
            <text:p>0</text:p>
          </table:table-cell>
          <table:table-cell table:formula="of:=COUNTIF([.H4:.H100];1)" office:value-type="float" office:value="0" calcext:value-type="float">
            <text:p>0</text:p>
          </table:table-cell>
          <table:table-cell table:formula="of:=COUNTIF([.I4:.I100];1)" office:value-type="float" office:value="0" calcext:value-type="float">
            <text:p>0</text:p>
          </table:table-cell>
          <table:table-cell table:formula="of:=COUNTIF([.J4:.J100];1)" office:value-type="float" office:value="0" calcext:value-type="float">
            <text:p>0</text:p>
          </table:table-cell>
          <table:table-cell table:formula="of:=COUNTIF([.K4:.K100];1)" office:value-type="float" office:value="0" calcext:value-type="float">
            <text:p>0</text:p>
          </table:table-cell>
          <table:table-cell table:formula="of:=COUNTIF([.L4:.L100];1)" office:value-type="float" office:value="0" calcext:value-type="float">
            <text:p>0</text:p>
          </table:table-cell>
          <table:table-cell table:formula="of:=COUNTIF([.M4:.M100];1)" office:value-type="float" office:value="0" calcext:value-type="float">
            <text:p>0</text:p>
          </table:table-cell>
          <table:table-cell table:formula="of:=COUNTIF([.N4:.N100];1)" office:value-type="float" office:value="0" calcext:value-type="float">
            <text:p>0</text:p>
          </table:table-cell>
          <table:table-cell table:formula="of:=COUNTIF([.O4:.O100];1)" office:value-type="float" office:value="0" calcext:value-type="float">
            <text:p>0</text:p>
          </table:table-cell>
          <table:table-cell table:formula="of:=COUNTIF([.P4:.P100];1)" office:value-type="float" office:value="0" calcext:value-type="float">
            <text:p>0</text:p>
          </table:table-cell>
          <table:table-cell table:formula="of:=COUNTIF([.Q4:.Q100];1)" office:value-type="float" office:value="0" calcext:value-type="float">
            <text:p>0</text:p>
          </table:table-cell>
          <table:table-cell table:formula="of:=COUNTIF([.R4:.R100];1)" office:value-type="float" office:value="0" calcext:value-type="float">
            <text:p>0</text:p>
          </table:table-cell>
          <table:table-cell table:formula="of:=COUNTIF([.S4:.S100];1)" office:value-type="float" office:value="0" calcext:value-type="float">
            <text:p>0</text:p>
          </table:table-cell>
          <table:table-cell table:formula="of:=COUNTIF([.T4:.T100];1)" office:value-type="float" office:value="0" calcext:value-type="float">
            <text:p>0</text:p>
          </table:table-cell>
          <table:table-cell table:formula="of:=COUNTIF([.U4:.U100];1)" office:value-type="float" office:value="0" calcext:value-type="float">
            <text:p>0</text:p>
          </table:table-cell>
          <table:table-cell table:formula="of:=COUNTIF([.V4:.V100];1)" office:value-type="float" office:value="0" calcext:value-type="float">
            <text:p>0</text:p>
          </table:table-cell>
          <table:table-cell table:formula="of:=COUNTIF([.W4:.W100];1)" office:value-type="float" office:value="0" calcext:value-type="float">
            <text:p>0</text:p>
          </table:table-cell>
          <table:table-cell table:formula="of:=COUNTIF([.X4:.X100];1)" office:value-type="float" office:value="0" calcext:value-type="float">
            <text:p>0</text:p>
          </table:table-cell>
          <table:table-cell table:formula="of:=COUNTIF([.Y4:.Y100];1)" office:value-type="float" office:value="0" calcext:value-type="float">
            <text:p>0</text:p>
          </table:table-cell>
          <table:table-cell table:formula="of:=COUNTIF([.Z4:.Z100];1)" office:value-type="float" office:value="0" calcext:value-type="float">
            <text:p>0</text:p>
          </table:table-cell>
          <table:table-cell table:formula="of:=COUNTIF([.AA4:.AA100];1)" office:value-type="float" office:value="0" calcext:value-type="float">
            <text:p>0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Locations.A4]" office:value-type="float" office:value="1" calcext:value-type="float">
            <text:p>1</text:p>
          </table:table-cell>
          <table:table-cell table:formula="of:=[Locations.B4]" office:value-type="string" office:string-value="Grim Hex" calcext:value-type="string">
            <text:p>Grim Hex</text:p>
          </table:table-cell>
          <table:table-cell table:formula="of:=[Locations.C4]" office:value-type="string" office:string-value="Yela" calcext:value-type="string">
            <text:p>Yela</text:p>
          </table:table-cell>
          <table:table-cell table:number-columns-repeated="25"/>
          <table:table-cell table:formula="of:=COUNTIF([.D4:.AA4];1)" office:value-type="float" office:value="0" calcext:value-type="float">
            <text:p>0</text:p>
          </table:table-cell>
        </table:table-row>
        <table:table-row table:style-name="ro1">
          <table:table-cell table:formula="of:=[Locations.A5]" office:value-type="float" office:value="2" calcext:value-type="float">
            <text:p>2</text:p>
          </table:table-cell>
          <table:table-cell table:formula="of:=[Locations.B5]" office:value-type="string" office:string-value="Mining Area 157" calcext:value-type="string">
            <text:p>Mining Area 157</text:p>
          </table:table-cell>
          <table:table-cell table:formula="of:=[Locations.C5]" office:value-type="string" office:string-value="Yela" calcext:value-type="string">
            <text:p>Yela</text:p>
          </table:table-cell>
          <table:table-cell table:number-columns-repeated="25"/>
          <table:table-cell table:formula="of:=COUNTIF([.D5:.AA5];1)" office:value-type="float" office:value="0" calcext:value-type="float">
            <text:p>0</text:p>
          </table:table-cell>
        </table:table-row>
        <table:table-row table:style-name="ro1">
          <table:table-cell table:formula="of:=[Locations.A6]" office:value-type="float" office:value="3" calcext:value-type="float">
            <text:p>3</text:p>
          </table:table-cell>
          <table:table-cell table:formula="of:=[Locations.B6]" office:value-type="string" office:string-value="Jumptown" calcext:value-type="string">
            <text:p>Jumptown</text:p>
          </table:table-cell>
          <table:table-cell table:formula="of:=[Locations.C6]" office:value-type="string" office:string-value="Yela" calcext:value-type="string">
            <text:p>Yela</text:p>
          </table:table-cell>
          <table:table-cell table:number-columns-repeated="25"/>
          <table:table-cell table:formula="of:=COUNTIF([.D6:.AA6];1)" office:value-type="float" office:value="0" calcext:value-type="float">
            <text:p>0</text:p>
          </table:table-cell>
        </table:table-row>
        <table:table-row table:style-name="ro1">
          <table:table-cell table:formula="of:=[Locations.A7]" office:value-type="float" office:value="4" calcext:value-type="float">
            <text:p>4</text:p>
          </table:table-cell>
          <table:table-cell table:formula="of:=[Locations.B7]" office:value-type="string" office:string-value="Kudre Ore" calcext:value-type="string">
            <text:p>Kudre Ore</text:p>
          </table:table-cell>
          <table:table-cell table:formula="of:=[Locations.C7]" office:value-type="string" office:string-value="Daymar" calcext:value-type="string">
            <text:p>Daymar</text:p>
          </table:table-cell>
          <table:table-cell table:number-columns-repeated="25"/>
          <table:table-cell table:formula="of:=COUNTIF([.D7:.AA7];1)" office:value-type="float" office:value="0" calcext:value-type="float">
            <text:p>0</text:p>
          </table:table-cell>
        </table:table-row>
        <table:table-row table:style-name="ro1">
          <table:table-cell table:formula="of:=[Locations.A8]" office:value-type="float" office:value="5" calcext:value-type="float">
            <text:p>5</text:p>
          </table:table-cell>
          <table:table-cell table:formula="of:=[Locations.B8]" office:value-type="string" office:string-value="Mining Area 141" calcext:value-type="string">
            <text:p>Mining Area 141</text:p>
          </table:table-cell>
          <table:table-cell table:formula="of:=[Locations.C8]" office:value-type="string" office:string-value="Daymar" calcext:value-type="string">
            <text:p>Daymar</text:p>
          </table:table-cell>
          <table:table-cell table:number-columns-repeated="25"/>
          <table:table-cell table:formula="of:=COUNTIF([.D8:.AA8];1)" office:value-type="float" office:value="0" calcext:value-type="float">
            <text:p>0</text:p>
          </table:table-cell>
        </table:table-row>
        <table:table-row table:style-name="ro1">
          <table:table-cell table:formula="of:=[Locations.A9]" office:value-type="float" office:value="6" calcext:value-type="float">
            <text:p>6</text:p>
          </table:table-cell>
          <table:table-cell table:formula="of:=[Locations.B9]" office:value-type="string" office:string-value="Harvest Hydro" calcext:value-type="string">
            <text:p>Harvest Hydro</text:p>
          </table:table-cell>
          <table:table-cell table:formula="of:=[Locations.C9]" office:value-type="string" office:string-value="Daymar" calcext:value-type="string">
            <text:p>Daymar</text:p>
          </table:table-cell>
          <table:table-cell table:number-columns-repeated="25"/>
          <table:table-cell table:formula="of:=COUNTIF([.D9:.AA9];1)" office:value-type="float" office:value="0" calcext:value-type="float">
            <text:p>0</text:p>
          </table:table-cell>
        </table:table-row>
        <table:table-row table:style-name="ro1">
          <table:table-cell table:formula="of:=[Locations.A10]" office:value-type="float" office:value="7" calcext:value-type="float">
            <text:p>7</text:p>
          </table:table-cell>
          <table:table-cell table:formula="of:=[Locations.B10]" office:value-type="string" office:string-value="Hickers Research" calcext:value-type="string">
            <text:p>Hickers Research</text:p>
          </table:table-cell>
          <table:table-cell table:formula="of:=[Locations.C10]" office:value-type="string" office:string-value="Cellin" calcext:value-type="string">
            <text:p>Cellin</text:p>
          </table:table-cell>
          <table:table-cell table:number-columns-repeated="25"/>
          <table:table-cell table:formula="of:=COUNTIF([.D10:.AA10];1)" office:value-type="float" office:value="0" calcext:value-type="float">
            <text:p>0</text:p>
          </table:table-cell>
        </table:table-row>
        <table:table-row table:style-name="ro1">
          <table:table-cell table:formula="of:=[Locations.A11]" office:value-type="float" office:value="8" calcext:value-type="float">
            <text:p>8</text:p>
          </table:table-cell>
          <table:table-cell table:formula="of:=[Locations.B11]" office:value-type="string" office:string-value="Terra HydroFarm" calcext:value-type="string">
            <text:p>Terra HydroFarm</text:p>
          </table:table-cell>
          <table:table-cell table:formula="of:=[Locations.C11]" office:value-type="string" office:string-value="Cellin" calcext:value-type="string">
            <text:p>Cellin</text:p>
          </table:table-cell>
          <table:table-cell table:number-columns-repeated="25"/>
          <table:table-cell table:formula="of:=COUNTIF([.D11:.AA11];1)" office:value-type="float" office:value="0" calcext:value-type="float">
            <text:p>0</text:p>
          </table:table-cell>
        </table:table-row>
        <table:table-row table:style-name="ro1">
          <table:table-cell table:formula="of:=[Locations.A12]" office:value-type="float" office:value="9" calcext:value-type="float">
            <text:p>9</text:p>
          </table:table-cell>
          <table:table-cell table:formula="of:=[Locations.B12]" office:value-type="string" office:string-value="HDMS-Han" calcext:value-type="string">
            <text:p>HDMS-Han</text:p>
          </table:table-cell>
          <table:table-cell table:formula="of:=[Locations.C12]" office:value-type="string" office:string-value="Magda" calcext:value-type="string">
            <text:p>Magda</text:p>
          </table:table-cell>
          <table:table-cell table:number-columns-repeated="25"/>
          <table:table-cell table:formula="of:=COUNTIF([.D12:.AA12];1)" office:value-type="float" office:value="0" calcext:value-type="float">
            <text:p>0</text:p>
          </table:table-cell>
        </table:table-row>
        <table:table-row table:style-name="ro1">
          <table:table-cell table:formula="of:=[Locations.A13]" office:value-type="float" office:value="10" calcext:value-type="float">
            <text:p>10</text:p>
          </table:table-cell>
          <table:table-cell table:formula="of:=[Locations.B13]" office:value-type="string" office:string-value="R&amp;R Hur-L1" calcext:value-type="string">
            <text:p>R&amp;R Hur-L1</text:p>
          </table:table-cell>
          <table:table-cell table:formula="of:=[Locations.C13]" office:value-type="string" office:string-value="Magda" calcext:value-type="string">
            <text:p>Magda</text:p>
          </table:table-cell>
          <table:table-cell table:number-columns-repeated="25"/>
          <table:table-cell table:formula="of:=COUNTIF([.D13:.AA13];1)" office:value-type="float" office:value="0" calcext:value-type="float">
            <text:p>0</text:p>
          </table:table-cell>
        </table:table-row>
        <table:table-row table:style-name="ro1">
          <table:table-cell table:formula="of:=[Locations.A14]" office:value-type="float" office:value="11" calcext:value-type="float">
            <text:p>11</text:p>
          </table:table-cell>
          <table:table-cell table:formula="of:=[Locations.B14]" office:value-type="string" office:string-value="Levski" calcext:value-type="string">
            <text:p>Levski</text:p>
          </table:table-cell>
          <table:table-cell table:formula="of:=[Locations.C14]" office:value-type="string" office:string-value="Delamar" calcext:value-type="string">
            <text:p>Delamar</text:p>
          </table:table-cell>
          <table:table-cell table:number-columns-repeated="25"/>
          <table:table-cell table:formula="of:=COUNTIF([.D14:.AA14];1)" office:value-type="float" office:value="0" calcext:value-type="float">
            <text:p>0</text:p>
          </table:table-cell>
        </table:table-row>
        <table:table-row table:style-name="ro1">
          <table:table-cell table:formula="of:=[Locations.A15]" office:value-type="float" office:value="12" calcext:value-type="float">
            <text:p>12</text:p>
          </table:table-cell>
          <table:table-cell table:formula="of:=[Locations.B15]" office:value-type="string" office:string-value="Lorville" calcext:value-type="string">
            <text:p>Lorville</text:p>
          </table:table-cell>
          <table:table-cell table:formula="of:=[Locations.C15]" office:value-type="string" office:string-value="Hurston" calcext:value-type="string">
            <text:p>Hurston</text:p>
          </table:table-cell>
          <table:table-cell table:number-columns-repeated="25"/>
          <table:table-cell table:formula="of:=COUNTIF([.D15:.AA15];1)" office:value-type="float" office:value="0" calcext:value-type="float">
            <text:p>0</text:p>
          </table:table-cell>
        </table:table-row>
        <table:table-row table:style-name="ro1">
          <table:table-cell table:formula="of:=[Locations.A16]" office:value-type="float" office:value="13" calcext:value-type="float">
            <text:p>13</text:p>
          </table:table-cell>
          <table:table-cell table:formula="of:=[Locations.B16]" office:value-type="string" office:string-value="HDMS-Edmond" calcext:value-type="string">
            <text:p>HDMS-Edmond</text:p>
          </table:table-cell>
          <table:table-cell table:formula="of:=[Locations.C16]" office:value-type="string" office:string-value="Hurston" calcext:value-type="string">
            <text:p>Hurston</text:p>
          </table:table-cell>
          <table:table-cell table:number-columns-repeated="25"/>
          <table:table-cell table:formula="of:=COUNTIF([.D16:.AA16];1)" office:value-type="float" office:value="0" calcext:value-type="float">
            <text:p>0</text:p>
          </table:table-cell>
        </table:table-row>
        <table:table-row table:style-name="ro1">
          <table:table-cell table:formula="of:=[Locations.A17]" office:value-type="float" office:value="14" calcext:value-type="float">
            <text:p>14</text:p>
          </table:table-cell>
          <table:table-cell table:formula="of:=[Locations.B17]" office:value-type="string" office:string-value="HDMS-Anderson " calcext:value-type="string">
            <text:p>HDMS-Anderson </text:p>
          </table:table-cell>
          <table:table-cell table:formula="of:=[Locations.C17]" office:value-type="string" office:string-value="Aberdeen" calcext:value-type="string">
            <text:p>Aberdeen</text:p>
          </table:table-cell>
          <table:table-cell table:number-columns-repeated="25"/>
          <table:table-cell table:formula="of:=COUNTIF([.D17:.AA17];1)" office:value-type="float" office:value="0" calcext:value-type="float">
            <text:p>0</text:p>
          </table:table-cell>
        </table:table-row>
        <table:table-row table:style-name="ro1">
          <table:table-cell table:formula="of:=[Locations.A18]" office:value-type="float" office:value="15" calcext:value-type="float">
            <text:p>15</text:p>
          </table:table-cell>
          <table:table-cell table:formula="of:=[Locations.B18]" office:value-type="string" office:string-value="Orison" calcext:value-type="string">
            <text:p>Orison</text:p>
          </table:table-cell>
          <table:table-cell table:formula="of:=[Locations.C18]" office:value-type="string" office:string-value="Crusader" calcext:value-type="string">
            <text:p>Crusader</text:p>
          </table:table-cell>
          <table:table-cell table:number-columns-repeated="25"/>
          <table:table-cell table:formula="of:=COUNTIF([.D18:.AA18];1)" office:value-type="float" office:value="0" calcext:value-type="float">
            <text:p>0</text:p>
          </table:table-cell>
        </table:table-row>
        <table:table-row table:style-name="ro1">
          <table:table-cell table:formula="of:=[Locations.A19]" office:value-type="float" office:value="16" calcext:value-type="float">
            <text:p>16</text:p>
          </table:table-cell>
          <table:table-cell table:formula="of:=[Locations.B19]" office:value-type="string" office:string-value="Area18" calcext:value-type="string">
            <text:p>Area18</text:p>
          </table:table-cell>
          <table:table-cell table:formula="of:=[Locations.C19]" office:value-type="string" office:string-value="ArcCorp" calcext:value-type="string">
            <text:p>ArcCorp</text:p>
          </table:table-cell>
          <table:table-cell table:number-columns-repeated="26"/>
        </table:table-row>
        <table:table-row table:style-name="ro1">
          <table:table-cell table:formula="of:=[Locations.A20]" office:value-type="float" office:value="0" calcext:value-type="float">
            <text:p>0</text:p>
          </table:table-cell>
          <table:table-cell table:formula="of:=[Locations.B20]" office:value-type="float" office:value="0" calcext:value-type="float">
            <text:p>0</text:p>
          </table:table-cell>
          <table:table-cell table:formula="of:=[Locations.C20]" office:value-type="float" office:value="0" calcext:value-type="float">
            <text:p>0</text:p>
          </table:table-cell>
          <table:table-cell table:number-columns-repeated="26"/>
        </table:table-row>
      </table:table>
      <table:table table:name="Locations" table:style-name="ta1">
        <office:forms form:automatic-focus="false" form:apply-design-mode="false"/>
        <table:table-column table:style-name="co2" table:default-cell-style-name="ce1"/>
        <table:table-column table:style-name="co5" table:default-cell-style-name="Default"/>
        <table:table-column table:style-name="co2" table:number-columns-repeated="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table:style-name="Default"/>
          <table:table-cell table:number-columns-repeated="2"/>
          <table:table-cell table:formula="of:=[.$A3]" office:value-type="float" office:value="0" calcext:value-type="float">
            <text:p>0</text:p>
          </table:table-cell>
          <table:table-cell table:formula="of:=[.$A4]" office:value-type="float" office:value="1" calcext:value-type="float">
            <text:p>1</text:p>
          </table:table-cell>
          <table:table-cell table:formula="of:=[.$A5]" office:value-type="float" office:value="2" calcext:value-type="float">
            <text:p>2</text:p>
          </table:table-cell>
          <table:table-cell table:formula="of:=[.$A6]" office:value-type="float" office:value="3" calcext:value-type="float">
            <text:p>3</text:p>
          </table:table-cell>
          <table:table-cell table:formula="of:=[.$A7]" office:value-type="float" office:value="4" calcext:value-type="float">
            <text:p>4</text:p>
          </table:table-cell>
          <table:table-cell table:formula="of:=[.$A8]" office:value-type="float" office:value="5" calcext:value-type="float">
            <text:p>5</text:p>
          </table:table-cell>
          <table:table-cell table:formula="of:=[.$A9]" office:value-type="float" office:value="6" calcext:value-type="float">
            <text:p>6</text:p>
          </table:table-cell>
          <table:table-cell table:formula="of:=[.$A10]" office:value-type="float" office:value="7" calcext:value-type="float">
            <text:p>7</text:p>
          </table:table-cell>
          <table:table-cell table:formula="of:=[.$A11]" office:value-type="float" office:value="8" calcext:value-type="float">
            <text:p>8</text:p>
          </table:table-cell>
          <table:table-cell table:formula="of:=[.$A12]" office:value-type="float" office:value="9" calcext:value-type="float">
            <text:p>9</text:p>
          </table:table-cell>
          <table:table-cell table:formula="of:=[.$A13]" office:value-type="float" office:value="10" calcext:value-type="float">
            <text:p>10</text:p>
          </table:table-cell>
          <table:table-cell table:formula="of:=[.$A14]" office:value-type="float" office:value="11" calcext:value-type="float">
            <text:p>11</text:p>
          </table:table-cell>
          <table:table-cell table:formula="of:=[.$A15]" office:value-type="float" office:value="12" calcext:value-type="float">
            <text:p>12</text:p>
          </table:table-cell>
          <table:table-cell table:formula="of:=[.$A16]" office:value-type="float" office:value="13" calcext:value-type="float">
            <text:p>13</text:p>
          </table:table-cell>
          <table:table-cell table:formula="of:=[.$A17]" office:value-type="float" office:value="14" calcext:value-type="float">
            <text:p>14</text:p>
          </table:table-cell>
          <table:table-cell table:formula="of:=[.$A18]" office:value-type="float" office:value="15" calcext:value-type="float">
            <text:p>15</text:p>
          </table:table-cell>
          <table:table-cell table:formula="of:=[.$A19]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2"/>
          <table:table-cell table:style-name="ce3" table:formula="of:=[.$B3]" office:value-type="string" office:string-value="Port Olisar" calcext:value-type="string">
            <text:p>Port Olisar</text:p>
          </table:table-cell>
          <table:table-cell table:style-name="ce4" table:formula="of:=[.$B4]" office:value-type="string" office:string-value="Grim Hex" calcext:value-type="string">
            <text:p>Grim Hex</text:p>
          </table:table-cell>
          <table:table-cell table:style-name="ce4" table:formula="of:=[.B5]" office:value-type="string" office:string-value="Mining Area 157" calcext:value-type="string">
            <text:p>Mining Area 157</text:p>
          </table:table-cell>
          <table:table-cell table:style-name="ce4" table:formula="of:=[.B6]" office:value-type="string" office:string-value="Jumptown" calcext:value-type="string">
            <text:p>Jumptown</text:p>
          </table:table-cell>
          <table:table-cell table:style-name="ce5" table:formula="of:=[.B7]" office:value-type="string" office:string-value="Kudre Ore" calcext:value-type="string">
            <text:p>Kudre Ore</text:p>
          </table:table-cell>
          <table:table-cell table:style-name="ce5" table:formula="of:=[.B8]" office:value-type="string" office:string-value="Mining Area 141" calcext:value-type="string">
            <text:p>Mining Area 141</text:p>
          </table:table-cell>
          <table:table-cell table:style-name="ce6" table:formula="of:=[.B9]" office:value-type="string" office:string-value="Harvest Hydro" calcext:value-type="string">
            <text:p>Harvest Hydro</text:p>
          </table:table-cell>
          <table:table-cell table:style-name="ce7" table:formula="of:=[.B10]" office:value-type="string" office:string-value="Hickers Research" calcext:value-type="string">
            <text:p>Hickers Research</text:p>
          </table:table-cell>
          <table:table-cell table:style-name="ce7" table:formula="of:=[.B11]" office:value-type="string" office:string-value="Terra HydroFarm" calcext:value-type="string">
            <text:p>Terra HydroFarm</text:p>
          </table:table-cell>
          <table:table-cell table:style-name="ce8" table:formula="of:=[.B12]" office:value-type="string" office:string-value="HDMS-Han" calcext:value-type="string">
            <text:p>HDMS-Han</text:p>
          </table:table-cell>
          <table:table-cell table:style-name="ce8" table:formula="of:=[.B13]" office:value-type="string" office:string-value="R&amp;R Hur-L1" calcext:value-type="string">
            <text:p>R&amp;R Hur-L1</text:p>
          </table:table-cell>
          <table:table-cell table:formula="of:=[.B14]" office:value-type="string" office:string-value="Levski" calcext:value-type="string">
            <text:p>Levski</text:p>
          </table:table-cell>
          <table:table-cell table:style-name="ce9" table:formula="of:=[.B15]" office:value-type="string" office:string-value="Lorville" calcext:value-type="string">
            <text:p>Lorville</text:p>
          </table:table-cell>
          <table:table-cell table:style-name="ce10" table:formula="of:=[.B16]" office:value-type="string" office:string-value="HDMS-Edmond" calcext:value-type="string">
            <text:p>HDMS-Edmond</text:p>
          </table:table-cell>
          <table:table-cell table:style-name="ce24" table:formula="of:=[.B17]" office:value-type="string" office:string-value="HDMS-Anderson " calcext:value-type="string">
            <text:p>HDMS-Anderson </text:p>
          </table:table-cell>
          <table:table-cell table:style-name="ce3" table:formula="of:=[.B18]" office:value-type="string" office:string-value="Orison" calcext:value-type="string">
            <text:p>Orison</text:p>
          </table:table-cell>
          <table:table-cell table:style-name="ce5" table:formula="of:=[.B19]" office:value-type="string" office:string-value="Area18" calcext:value-type="string">
            <text:p>Area18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Port Olisar</text:p>
          </table:table-cell>
          <table:table-cell office:value-type="string" calcext:value-type="string">
            <text:p>Crusader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COUNTIF([.D3:.T3];&quot;&gt;0&quot;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rim Hex</text:p>
          </table:table-cell>
          <table:table-cell office:value-type="string" calcext:value-type="string">
            <text:p>Yela</text:p>
          </table:table-cell>
          <table:table-cell table:formula="of:=[.E3]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COUNTIF([.D4:.T4];&quot;&gt;0&quot;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ining Area 157</text:p>
          </table:table-cell>
          <table:table-cell office:value-type="string" calcext:value-type="string">
            <text:p>Yela</text:p>
          </table:table-cell>
          <table:table-cell table:formula="of:=[.F3]" office:value-type="float" office:value="0" calcext:value-type="float">
            <text:p>0</text:p>
          </table:table-cell>
          <table:table-cell table:formula="of:=[.F4]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formula="of:=COUNTIF([.D5:.T5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umptown</text:p>
          </table:table-cell>
          <table:table-cell office:value-type="string" calcext:value-type="string">
            <text:p>Yela</text:p>
          </table:table-cell>
          <table:table-cell table:formula="of:=[.G3]" office:value-type="float" office:value="0" calcext:value-type="float">
            <text:p>0</text:p>
          </table:table-cell>
          <table:table-cell table:formula="of:=[.G4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COUNTIF([.D6:.T6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e Ore</text:p>
          </table:table-cell>
          <table:table-cell office:value-type="string" calcext:value-type="string">
            <text:p>Daymar</text:p>
          </table:table-cell>
          <table:table-cell table:formula="of:=[.H3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COUNTIF([.D7:.T7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Mining Area 141</text:p>
          </table:table-cell>
          <table:table-cell office:value-type="string" calcext:value-type="string">
            <text:p>Daymar</text:p>
          </table:table-cell>
          <table:table-cell table:formula="of:=[.I3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COUNTIF([.D8:.T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arvest Hydro</text:p>
          </table:table-cell>
          <table:table-cell office:value-type="string" calcext:value-type="string">
            <text:p>Daymar</text:p>
          </table:table-cell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J7]" office:value-type="float" office:value="20" calcext:value-type="float">
            <text:p>20</text:p>
          </table:table-cell>
          <table:table-cell table:formula="of:=[.J8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formula="of:=COUNTIF([.D9:.T9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ckers Research</text:p>
          </table:table-cell>
          <table:table-cell office:value-type="string" calcext:value-type="string">
            <text:p>Cellin</text:p>
          </table:table-cell>
          <table:table-cell table:formula="of:=[.K3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UNTIF([.D10:.T10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erra HydroFarm</text:p>
          </table:table-cell>
          <table:table-cell office:value-type="string" calcext:value-type="string">
            <text:p>Cellin</text:p>
          </table:table-cell>
          <table:table-cell table:formula="of:=[.$L3]" office:value-type="float" office:value="60" calcext:value-type="float">
            <text:p>60</text:p>
          </table:table-cell>
          <table:table-cell table:formula="of:=[.$L4]" office:value-type="float" office:value="0" calcext:value-type="float">
            <text:p>0</text:p>
          </table:table-cell>
          <table:table-cell table:formula="of:=[.$L5]" office:value-type="float" office:value="0" calcext:value-type="float">
            <text:p>0</text:p>
          </table:table-cell>
          <table:table-cell table:formula="of:=[.$L6]" office:value-type="float" office:value="0" calcext:value-type="float">
            <text:p>0</text:p>
          </table:table-cell>
          <table:table-cell table:formula="of:=[.$L7]" office:value-type="float" office:value="0" calcext:value-type="float">
            <text:p>0</text:p>
          </table:table-cell>
          <table:table-cell table:formula="of:=[.$L8]" office:value-type="float" office:value="0" calcext:value-type="float">
            <text:p>0</text:p>
          </table:table-cell>
          <table:table-cell table:formula="of:=[.$L9]" office:value-type="float" office:value="0" calcext:value-type="float">
            <text:p>0</text:p>
          </table:table-cell>
          <table:table-cell table:formula="of:=[.$L10]" office:value-type="float" office:value="30" calcext:value-type="float">
            <text:p>3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formula="of:=COUNTIF([.D11:.T11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HDMS-Han</text:p>
          </table:table-cell>
          <table:table-cell office:value-type="string" calcext:value-type="string">
            <text:p>Magda</text:p>
          </table:table-cell>
          <table:table-cell table:formula="of:=[.$M3]" office:value-type="float" office:value="0" calcext:value-type="float">
            <text:p>0</text:p>
          </table:table-cell>
          <table:table-cell table:formula="of:=[.$M4]" office:value-type="float" office:value="0" calcext:value-type="float">
            <text:p>0</text:p>
          </table:table-cell>
          <table:table-cell table:formula="of:=[.$M5]" office:value-type="float" office:value="0" calcext:value-type="float">
            <text:p>0</text:p>
          </table:table-cell>
          <table:table-cell table:formula="of:=[.$M6]" office:value-type="float" office:value="0" calcext:value-type="float">
            <text:p>0</text:p>
          </table:table-cell>
          <table:table-cell table:formula="of:=[.$M7]" office:value-type="float" office:value="0" calcext:value-type="float">
            <text:p>0</text:p>
          </table:table-cell>
          <table:table-cell table:formula="of:=[.$M8]" office:value-type="float" office:value="0" calcext:value-type="float">
            <text:p>0</text:p>
          </table:table-cell>
          <table:table-cell table:formula="of:=[.$M9]" office:value-type="float" office:value="0" calcext:value-type="float">
            <text:p>0</text:p>
          </table:table-cell>
          <table:table-cell table:formula="of:=[.$M10]" office:value-type="float" office:value="0" calcext:value-type="float">
            <text:p>0</text:p>
          </table:table-cell>
          <table:table-cell table:formula="of:=[.$M11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12:.T12];&quot;&gt;0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R&amp;R Hur-L1</text:p>
          </table:table-cell>
          <table:table-cell office:value-type="string" calcext:value-type="string">
            <text:p>Magda</text:p>
          </table:table-cell>
          <table:table-cell table:formula="of:=[.$N3]" office:value-type="float" office:value="0" calcext:value-type="float">
            <text:p>0</text:p>
          </table:table-cell>
          <table:table-cell table:formula="of:=[.$N4]" office:value-type="float" office:value="0" calcext:value-type="float">
            <text:p>0</text:p>
          </table:table-cell>
          <table:table-cell table:formula="of:=[.$N5]" office:value-type="float" office:value="0" calcext:value-type="float">
            <text:p>0</text:p>
          </table:table-cell>
          <table:table-cell table:formula="of:=[.$N6]" office:value-type="float" office:value="0" calcext:value-type="float">
            <text:p>0</text:p>
          </table:table-cell>
          <table:table-cell table:formula="of:=[.$N7]" office:value-type="float" office:value="0" calcext:value-type="float">
            <text:p>0</text:p>
          </table:table-cell>
          <table:table-cell table:formula="of:=[.$N8]" office:value-type="float" office:value="0" calcext:value-type="float">
            <text:p>0</text:p>
          </table:table-cell>
          <table:table-cell table:formula="of:=[.$N9]" office:value-type="float" office:value="0" calcext:value-type="float">
            <text:p>0</text:p>
          </table:table-cell>
          <table:table-cell table:formula="of:=[.$N10]" office:value-type="float" office:value="0" calcext:value-type="float">
            <text:p>0</text:p>
          </table:table-cell>
          <table:table-cell table:formula="of:=[.$N11]" office:value-type="float" office:value="0" calcext:value-type="float">
            <text:p>0</text:p>
          </table:table-cell>
          <table:table-cell table:formula="of:=[.$N12]" office:value-type="float" office:value="50" calcext:value-type="float">
            <text:p>5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3:.T13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ski</text:p>
          </table:table-cell>
          <table:table-cell office:value-type="string" calcext:value-type="string">
            <text:p>Delamar</text:p>
          </table:table-cell>
          <table:table-cell table:formula="of:=[.$O3]" office:value-type="float" office:value="365" calcext:value-type="float">
            <text:p>365</text:p>
          </table:table-cell>
          <table:table-cell table:formula="of:=[.$O4]" office:value-type="float" office:value="0" calcext:value-type="float">
            <text:p>0</text:p>
          </table:table-cell>
          <table:table-cell table:formula="of:=[.$O5]" office:value-type="float" office:value="0" calcext:value-type="float">
            <text:p>0</text:p>
          </table:table-cell>
          <table:table-cell table:formula="of:=[.$O6]" office:value-type="float" office:value="0" calcext:value-type="float">
            <text:p>0</text:p>
          </table:table-cell>
          <table:table-cell table:formula="of:=[.$O7]" office:value-type="float" office:value="0" calcext:value-type="float">
            <text:p>0</text:p>
          </table:table-cell>
          <table:table-cell table:formula="of:=[.$O8]" office:value-type="float" office:value="0" calcext:value-type="float">
            <text:p>0</text:p>
          </table:table-cell>
          <table:table-cell table:formula="of:=[.$O9]" office:value-type="float" office:value="0" calcext:value-type="float">
            <text:p>0</text:p>
          </table:table-cell>
          <table:table-cell table:formula="of:=[.$O10]" office:value-type="float" office:value="0" calcext:value-type="float">
            <text:p>0</text:p>
          </table:table-cell>
          <table:table-cell table:formula="of:=[.$O11]" office:value-type="float" office:value="0" calcext:value-type="float">
            <text:p>0</text:p>
          </table:table-cell>
          <table:table-cell table:formula="of:=[.$O12]" office:value-type="float" office:value="0" calcext:value-type="float">
            <text:p>0</text:p>
          </table:table-cell>
          <table:table-cell table:formula="of:=[.$O13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4:.T14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rville</text:p>
          </table:table-cell>
          <table:table-cell office:value-type="string" calcext:value-type="string">
            <text:p>Hurston</text:p>
          </table:table-cell>
          <table:table-cell table:formula="of:=[.$P3]" office:value-type="float" office:value="120" calcext:value-type="float">
            <text:p>120</text:p>
          </table:table-cell>
          <table:table-cell table:formula="of:=[.$P4]" office:value-type="float" office:value="0" calcext:value-type="float">
            <text:p>0</text:p>
          </table:table-cell>
          <table:table-cell table:formula="of:=[.$P5]" office:value-type="float" office:value="0" calcext:value-type="float">
            <text:p>0</text:p>
          </table:table-cell>
          <table:table-cell table:formula="of:=[.$P6]" office:value-type="float" office:value="0" calcext:value-type="float">
            <text:p>0</text:p>
          </table:table-cell>
          <table:table-cell table:formula="of:=[.$P7]" office:value-type="float" office:value="0" calcext:value-type="float">
            <text:p>0</text:p>
          </table:table-cell>
          <table:table-cell table:formula="of:=[.$P8]" office:value-type="float" office:value="0" calcext:value-type="float">
            <text:p>0</text:p>
          </table:table-cell>
          <table:table-cell table:formula="of:=[.$P9]" office:value-type="float" office:value="0" calcext:value-type="float">
            <text:p>0</text:p>
          </table:table-cell>
          <table:table-cell table:formula="of:=[.$P10]" office:value-type="float" office:value="0" calcext:value-type="float">
            <text:p>0</text:p>
          </table:table-cell>
          <table:table-cell table:formula="of:=[.$P11]" office:value-type="float" office:value="0" calcext:value-type="float">
            <text:p>0</text:p>
          </table:table-cell>
          <table:table-cell table:formula="of:=[.$P12]" office:value-type="float" office:value="60" calcext:value-type="float">
            <text:p>60</text:p>
          </table:table-cell>
          <table:table-cell table:formula="of:=[.$P13]" office:value-type="float" office:value="0" calcext:value-type="float">
            <text:p>0</text:p>
          </table:table-cell>
          <table:table-cell table:formula="of:=[.$P14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T15];&quot;&gt;0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HDMS-Edmond</text:p>
          </table:table-cell>
          <table:table-cell office:value-type="string" calcext:value-type="string">
            <text:p>Hurston</text:p>
          </table:table-cell>
          <table:table-cell table:formula="of:=[.$Q3]" office:value-type="float" office:value="0" calcext:value-type="float">
            <text:p>0</text:p>
          </table:table-cell>
          <table:table-cell table:formula="of:=[.$Q4]" office:value-type="float" office:value="0" calcext:value-type="float">
            <text:p>0</text:p>
          </table:table-cell>
          <table:table-cell table:formula="of:=[.$Q5]" office:value-type="float" office:value="0" calcext:value-type="float">
            <text:p>0</text:p>
          </table:table-cell>
          <table:table-cell table:formula="of:=[.$Q6]" office:value-type="float" office:value="0" calcext:value-type="float">
            <text:p>0</text:p>
          </table:table-cell>
          <table:table-cell table:formula="of:=[.$Q7]" office:value-type="float" office:value="0" calcext:value-type="float">
            <text:p>0</text:p>
          </table:table-cell>
          <table:table-cell table:formula="of:=[.$Q8]" office:value-type="float" office:value="0" calcext:value-type="float">
            <text:p>0</text:p>
          </table:table-cell>
          <table:table-cell table:formula="of:=[.$Q9]" office:value-type="float" office:value="0" calcext:value-type="float">
            <text:p>0</text:p>
          </table:table-cell>
          <table:table-cell table:formula="of:=[.$Q10]" office:value-type="float" office:value="0" calcext:value-type="float">
            <text:p>0</text:p>
          </table:table-cell>
          <table:table-cell table:formula="of:=[.$Q11]" office:value-type="float" office:value="0" calcext:value-type="float">
            <text:p>0</text:p>
          </table:table-cell>
          <table:table-cell table:formula="of:=[.$Q12]" office:value-type="float" office:value="0" calcext:value-type="float">
            <text:p>0</text:p>
          </table:table-cell>
          <table:table-cell table:formula="of:=[.$Q13]" office:value-type="float" office:value="0" calcext:value-type="float">
            <text:p>0</text:p>
          </table:table-cell>
          <table:table-cell table:formula="of:=[.$Q14]" office:value-type="float" office:value="0" calcext:value-type="float">
            <text:p>0</text:p>
          </table:table-cell>
          <table:table-cell table:formula="of:=[.$Q15]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6:.T16];&quot;&gt;0&quot;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HDMS-Anderson </text:p>
          </table:table-cell>
          <table:table-cell office:value-type="string" calcext:value-type="string">
            <text:p>Aberdeen</text:p>
          </table:table-cell>
          <table:table-cell table:formula="of:=[.$R3]" office:value-type="float" office:value="0" calcext:value-type="float">
            <text:p>0</text:p>
          </table:table-cell>
          <table:table-cell table:formula="of:=[.$R4]" office:value-type="float" office:value="0" calcext:value-type="float">
            <text:p>0</text:p>
          </table:table-cell>
          <table:table-cell table:formula="of:=[.$R5]" office:value-type="float" office:value="0" calcext:value-type="float">
            <text:p>0</text:p>
          </table:table-cell>
          <table:table-cell table:formula="of:=[.$R6]" office:value-type="float" office:value="0" calcext:value-type="float">
            <text:p>0</text:p>
          </table:table-cell>
          <table:table-cell table:formula="of:=[.$R7]" office:value-type="float" office:value="0" calcext:value-type="float">
            <text:p>0</text:p>
          </table:table-cell>
          <table:table-cell table:formula="of:=[.$R8]" office:value-type="float" office:value="0" calcext:value-type="float">
            <text:p>0</text:p>
          </table:table-cell>
          <table:table-cell table:formula="of:=[.$R9]" office:value-type="float" office:value="0" calcext:value-type="float">
            <text:p>0</text:p>
          </table:table-cell>
          <table:table-cell table:formula="of:=[.$R10]" office:value-type="float" office:value="0" calcext:value-type="float">
            <text:p>0</text:p>
          </table:table-cell>
          <table:table-cell table:formula="of:=[.$R11]" office:value-type="float" office:value="0" calcext:value-type="float">
            <text:p>0</text:p>
          </table:table-cell>
          <table:table-cell table:formula="of:=[.$R12]" office:value-type="float" office:value="0" calcext:value-type="float">
            <text:p>0</text:p>
          </table:table-cell>
          <table:table-cell table:formula="of:=[.$R13]" office:value-type="float" office:value="0" calcext:value-type="float">
            <text:p>0</text:p>
          </table:table-cell>
          <table:table-cell table:formula="of:=[.$R14]" office:value-type="float" office:value="0" calcext:value-type="float">
            <text:p>0</text:p>
          </table:table-cell>
          <table:table-cell table:formula="of:=[.$R15]" office:value-type="float" office:value="70" calcext:value-type="float">
            <text:p>70</text:p>
          </table:table-cell>
          <table:table-cell table:formula="of:=[.$R16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7:.T17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Orison</text:p>
          </table:table-cell>
          <table:table-cell office:value-type="string" calcext:value-type="string">
            <text:p>Crusader</text:p>
          </table:table-cell>
          <table:table-cell table:formula="of:=[.$S3]" office:value-type="float" office:value="50" calcext:value-type="float">
            <text:p>50</text:p>
          </table:table-cell>
          <table:table-cell table:formula="of:=[.$S4]" office:value-type="float" office:value="0" calcext:value-type="float">
            <text:p>0</text:p>
          </table:table-cell>
          <table:table-cell table:formula="of:=[.$S5]" office:value-type="float" office:value="0" calcext:value-type="float">
            <text:p>0</text:p>
          </table:table-cell>
          <table:table-cell table:formula="of:=[.$S6]" office:value-type="float" office:value="0" calcext:value-type="float">
            <text:p>0</text:p>
          </table:table-cell>
          <table:table-cell table:formula="of:=[.$S7]" office:value-type="float" office:value="0" calcext:value-type="float">
            <text:p>0</text:p>
          </table:table-cell>
          <table:table-cell table:formula="of:=[.$S8]" office:value-type="float" office:value="0" calcext:value-type="float">
            <text:p>0</text:p>
          </table:table-cell>
          <table:table-cell table:formula="of:=[.$S9]" office:value-type="float" office:value="0" calcext:value-type="float">
            <text:p>0</text:p>
          </table:table-cell>
          <table:table-cell table:formula="of:=[.$S10]" office:value-type="float" office:value="0" calcext:value-type="float">
            <text:p>0</text:p>
          </table:table-cell>
          <table:table-cell table:formula="of:=[.$S11]" office:value-type="float" office:value="0" calcext:value-type="float">
            <text:p>0</text:p>
          </table:table-cell>
          <table:table-cell table:formula="of:=[.$S12]" office:value-type="float" office:value="0" calcext:value-type="float">
            <text:p>0</text:p>
          </table:table-cell>
          <table:table-cell table:formula="of:=[.$S13]" office:value-type="float" office:value="0" calcext:value-type="float">
            <text:p>0</text:p>
          </table:table-cell>
          <table:table-cell table:formula="of:=[.$S14]" office:value-type="float" office:value="0" calcext:value-type="float">
            <text:p>0</text:p>
          </table:table-cell>
          <table:table-cell table:formula="of:=[.$S15]" office:value-type="float" office:value="0" calcext:value-type="float">
            <text:p>0</text:p>
          </table:table-cell>
          <table:table-cell table:formula="of:=[.$S16]" office:value-type="float" office:value="0" calcext:value-type="float">
            <text:p>0</text:p>
          </table:table-cell>
          <table:table-cell table:formula="of:=[.$S17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8:.T18];&quot;&gt;0&quot;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Area18</text:p>
          </table:table-cell>
          <table:table-cell office:value-type="string" calcext:value-type="string">
            <text:p>ArcCorp</text:p>
          </table:table-cell>
          <table:table-cell table:formula="of:=[.$T3]" office:value-type="float" office:value="50" calcext:value-type="float">
            <text:p>50</text:p>
          </table:table-cell>
          <table:table-cell table:formula="of:=[.$T4]" office:value-type="float" office:value="0" calcext:value-type="float">
            <text:p>0</text:p>
          </table:table-cell>
          <table:table-cell table:formula="of:=[.$T5]" office:value-type="float" office:value="0" calcext:value-type="float">
            <text:p>0</text:p>
          </table:table-cell>
          <table:table-cell table:formula="of:=[.$T6]" office:value-type="float" office:value="0" calcext:value-type="float">
            <text:p>0</text:p>
          </table:table-cell>
          <table:table-cell table:formula="of:=[.$T7]" office:value-type="float" office:value="20" calcext:value-type="float">
            <text:p>20</text:p>
          </table:table-cell>
          <table:table-cell table:formula="of:=[.$T8]" office:value-type="float" office:value="30" calcext:value-type="float">
            <text:p>30</text:p>
          </table:table-cell>
          <table:table-cell table:formula="of:=[.$T9]" office:value-type="float" office:value="0" calcext:value-type="float">
            <text:p>0</text:p>
          </table:table-cell>
          <table:table-cell table:formula="of:=[.$T10]" office:value-type="float" office:value="0" calcext:value-type="float">
            <text:p>0</text:p>
          </table:table-cell>
          <table:table-cell table:formula="of:=[.$T11]" office:value-type="float" office:value="0" calcext:value-type="float">
            <text:p>0</text:p>
          </table:table-cell>
          <table:table-cell table:formula="of:=[.$T12]" office:value-type="float" office:value="0" calcext:value-type="float">
            <text:p>0</text:p>
          </table:table-cell>
          <table:table-cell table:formula="of:=[.$T13]" office:value-type="float" office:value="0" calcext:value-type="float">
            <text:p>0</text:p>
          </table:table-cell>
          <table:table-cell table:formula="of:=[.$T14]" office:value-type="float" office:value="0" calcext:value-type="float">
            <text:p>0</text:p>
          </table:table-cell>
          <table:table-cell table:formula="of:=[.$T15]" office:value-type="float" office:value="0" calcext:value-type="float">
            <text:p>0</text:p>
          </table:table-cell>
          <table:table-cell table:formula="of:=[.$T16]" office:value-type="float" office:value="0" calcext:value-type="float">
            <text:p>0</text:p>
          </table:table-cell>
          <table:table-cell table:formula="of:=[.$T17]" office:value-type="float" office:value="0" calcext:value-type="float">
            <text:p>0</text:p>
          </table:table-cell>
          <table:table-cell table:formula="of:=[.$T18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formula="of:=COUNTIF([.D19:.T19];&quot;&gt;0&quot;)" office:value-type="float" office:value="3" calcext:value-type="float">
            <text:p>3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3"/>
        <table:table-column table:style-name="co9" table:default-cell-style-name="Default"/>
        <table:table-column table:style-name="co2" table:number-columns-repeated="15" table:default-cell-style-name="Default"/>
        <table:table-column table:style-name="co4" table:number-columns-repeated="2" table:default-cell-style-name="Default"/>
        <table:table-column table:style-name="co2" table:number-columns-repeated="8" table:default-cell-style-name="Default"/>
        <table:table-column table:style-name="co2" table:default-cell-style-name="ce1"/>
        <table:table-row table:style-name="ro1"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table:style-name="ce3" office:value-type="string" calcext:value-type="string">
            <text:p>Agricium</text:p>
          </table:table-cell>
          <table:table-cell table:style-name="ce3" office:value-type="string" calcext:value-type="string">
            <text:p>Agricult Sup</text:p>
          </table:table-cell>
          <table:table-cell table:style-name="ce3" office:value-type="string" calcext:value-type="string">
            <text:p>Altru Toxine</text:p>
          </table:table-cell>
          <table:table-cell table:style-name="ce3" office:value-type="string" calcext:value-type="string">
            <text:p>Aluminum</text:p>
          </table:table-cell>
          <table:table-cell table:style-name="ce3" office:value-type="string" calcext:value-type="string">
            <text:p>Astatine</text:p>
          </table:table-cell>
          <table:table-cell table:style-name="ce3" office:value-type="string" calcext:value-type="string">
            <text:p>Beryl</text:p>
          </table:table-cell>
          <table:table-cell table:style-name="ce3" office:value-type="string" calcext:value-type="string">
            <text:p>Chlorine</text:p>
          </table:table-cell>
          <table:table-cell table:style-name="ce3" office:value-type="string" calcext:value-type="string">
            <text:p>Corundum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Spirits</text:p>
          </table:table-cell>
          <table:table-cell table:style-name="ce3" office:value-type="string" calcext:value-type="string">
            <text:p>Fluorine</text:p>
          </table:table-cell>
          <table:table-cell table:style-name="ce3" office:value-type="string" calcext:value-type="string">
            <text:p>Gold</text:p>
          </table:table-cell>
          <table:table-cell table:style-name="ce3" office:value-type="string" calcext:value-type="string">
            <text:p>Hydrogen</text:p>
          </table:table-cell>
          <table:table-cell table:style-name="ce3" office:value-type="string" calcext:value-type="string">
            <text:p>Iodine</text:p>
          </table:table-cell>
          <table:table-cell table:style-name="ce3" office:value-type="string" calcext:value-type="string">
            <text:p>Laranite</text:p>
          </table:table-cell>
          <table:table-cell table:style-name="ce3" office:value-type="string" calcext:value-type="string">
            <text:p>Medical Sup.</text:p>
          </table:table-cell>
          <table:table-cell table:style-name="ce3" office:value-type="string" calcext:value-type="string">
            <text:p>Processed Food</text:p>
          </table:table-cell>
          <table:table-cell table:style-name="ce3" office:value-type="string" calcext:value-type="string">
            <text:p>Quartz</text:p>
          </table:table-cell>
          <table:table-cell table:style-name="ce3" office:value-type="string" calcext:value-type="string">
            <text:p>Scrap</text:p>
          </table:table-cell>
          <table:table-cell table:style-name="ce3" office:value-type="string" calcext:value-type="string">
            <text:p>Stims</text:p>
          </table:table-cell>
          <table:table-cell table:style-name="ce3" office:value-type="string" calcext:value-type="string">
            <text:p>Titanium</text:p>
          </table:table-cell>
          <table:table-cell table:style-name="ce3" office:value-type="string" calcext:value-type="string">
            <text:p>Tungsten</text:p>
          </table:table-cell>
          <table:table-cell table:style-name="ce3" office:value-type="string" calcext:value-type="string">
            <text:p>Waste</text:p>
          </table:table-cell>
          <table:table-cell table:style-name="ce3" office:value-type="string" calcext:value-type="string">
            <text:p>Widow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 table:number-columns-repeated="2"/>
          <table:table-cell office:value-type="string" calcext:value-type="string">
            <text:p>No of locations</text:p>
          </table:table-cell>
          <table:table-cell table:formula="of:=COUNTIF([.D7:.D33];&quot;&gt;0&quot;)" office:value-type="float" office:value="6" calcext:value-type="float">
            <text:p>6</text:p>
          </table:table-cell>
          <table:table-cell table:formula="of:=COUNTIF([.E7:.E33];&quot;&gt;0&quot;)" office:value-type="float" office:value="6" calcext:value-type="float">
            <text:p>6</text:p>
          </table:table-cell>
          <table:table-cell table:formula="of:=COUNTIF([.F7:.F33];&quot;&gt;0&quot;)" office:value-type="float" office:value="8" calcext:value-type="float">
            <text:p>8</text:p>
          </table:table-cell>
          <table:table-cell table:formula="of:=COUNTIF([.G7:.G33];&quot;&gt;0&quot;)" office:value-type="float" office:value="5" calcext:value-type="float">
            <text:p>5</text:p>
          </table:table-cell>
          <table:table-cell table:formula="of:=COUNTIF([.H7:.H33];&quot;&gt;0&quot;)" office:value-type="float" office:value="4" calcext:value-type="float">
            <text:p>4</text:p>
          </table:table-cell>
          <table:table-cell table:formula="of:=COUNTIF([.I7:.I33];&quot;&gt;0&quot;)" office:value-type="float" office:value="8" calcext:value-type="float">
            <text:p>8</text:p>
          </table:table-cell>
          <table:table-cell table:formula="of:=COUNTIF([.J7:.J33];&quot;&gt;0&quot;)" office:value-type="float" office:value="6" calcext:value-type="float">
            <text:p>6</text:p>
          </table:table-cell>
          <table:table-cell table:formula="of:=COUNTIF([.K7:.K33];&quot;&gt;0&quot;)" office:value-type="float" office:value="6" calcext:value-type="float">
            <text:p>6</text:p>
          </table:table-cell>
          <table:table-cell table:formula="of:=COUNTIF([.L7:.L33];&quot;&gt;0&quot;)" office:value-type="float" office:value="6" calcext:value-type="float">
            <text:p>6</text:p>
          </table:table-cell>
          <table:table-cell table:formula="of:=COUNTIF([.M7:.M33];&quot;&gt;0&quot;)" office:value-type="float" office:value="14" calcext:value-type="float">
            <text:p>14</text:p>
          </table:table-cell>
          <table:table-cell table:formula="of:=COUNTIF([.N7:.N33];&quot;&gt;0&quot;)" office:value-type="float" office:value="5" calcext:value-type="float">
            <text:p>5</text:p>
          </table:table-cell>
          <table:table-cell table:formula="of:=COUNTIF([.O7:.O33];&quot;&gt;0&quot;)" office:value-type="float" office:value="8" calcext:value-type="float">
            <text:p>8</text:p>
          </table:table-cell>
          <table:table-cell table:formula="of:=COUNTIF([.P7:.P33];&quot;&gt;0&quot;)" office:value-type="float" office:value="7" calcext:value-type="float">
            <text:p>7</text:p>
          </table:table-cell>
          <table:table-cell table:formula="of:=COUNTIF([.Q7:.Q33];&quot;&gt;0&quot;)" office:value-type="float" office:value="6" calcext:value-type="float">
            <text:p>6</text:p>
          </table:table-cell>
          <table:table-cell table:formula="of:=COUNTIF([.R7:.R33];&quot;&gt;0&quot;)" office:value-type="float" office:value="5" calcext:value-type="float">
            <text:p>5</text:p>
          </table:table-cell>
          <table:table-cell table:formula="of:=COUNTIF([.S7:.S33];&quot;&gt;0&quot;)" office:value-type="float" office:value="12" calcext:value-type="float">
            <text:p>12</text:p>
          </table:table-cell>
          <table:table-cell table:formula="of:=COUNTIF([.T7:.T33];&quot;&gt;0&quot;)" office:value-type="float" office:value="11" calcext:value-type="float">
            <text:p>11</text:p>
          </table:table-cell>
          <table:table-cell table:formula="of:=COUNTIF([.U7:.U33];&quot;&gt;0&quot;)" office:value-type="float" office:value="5" calcext:value-type="float">
            <text:p>5</text:p>
          </table:table-cell>
          <table:table-cell table:formula="of:=COUNTIF([.V7:.V33];&quot;&gt;0&quot;)" office:value-type="float" office:value="5" calcext:value-type="float">
            <text:p>5</text:p>
          </table:table-cell>
          <table:table-cell table:formula="of:=COUNTIF([.W7:.W33];&quot;&gt;0&quot;)" office:value-type="float" office:value="8" calcext:value-type="float">
            <text:p>8</text:p>
          </table:table-cell>
          <table:table-cell table:formula="of:=COUNTIF([.X7:.X33];&quot;&gt;0&quot;)" office:value-type="float" office:value="5" calcext:value-type="float">
            <text:p>5</text:p>
          </table:table-cell>
          <table:table-cell table:formula="of:=COUNTIF([.Y7:.Y33];&quot;&gt;0&quot;)" office:value-type="float" office:value="6" calcext:value-type="float">
            <text:p>6</text:p>
          </table:table-cell>
          <table:table-cell table:formula="of:=COUNTIF([.Z7:.Z33];&quot;&gt;0&quot;)" office:value-type="float" office:value="10" calcext:value-type="float">
            <text:p>10</text:p>
          </table:table-cell>
          <table:table-cell table:formula="of:=COUNTIF([.AA7:.AA33];&quot;&gt;0&quot;)" office:value-type="float" office:value="11" calcext:value-type="float">
            <text:p>11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Min</text:p>
          </table:table-cell>
          <table:table-cell table:style-name="ce28" table:formula="of:=SMALL([.D7:.D30];COUNTIF([.D7:.D30];&quot;&lt;=0&quot;)+1)" office:value-type="float" office:value="205" calcext:value-type="float">
            <text:p>205</text:p>
          </table:table-cell>
          <table:table-cell table:style-name="ce28" table:formula="of:=SMALL([.E7:.E30];COUNTIF([.E7:.E30];&quot;&lt;=0&quot;)+1)" office:value-type="float" office:value="12" calcext:value-type="float">
            <text:p>12</text:p>
          </table:table-cell>
          <table:table-cell table:style-name="ce28" table:formula="of:=SMALL([.F7:.F30];COUNTIF([.F7:.F30];&quot;&lt;=0&quot;)+1)" office:value-type="float" office:value="97" calcext:value-type="float">
            <text:p>97</text:p>
          </table:table-cell>
          <table:table-cell table:style-name="ce28" table:formula="of:=SMALL([.G7:.G30];COUNTIF([.G7:.G30];&quot;&lt;=0&quot;)+1)" office:value-type="float" office:value="12" calcext:value-type="float">
            <text:p>12</text:p>
          </table:table-cell>
          <table:table-cell table:style-name="ce28" table:formula="of:=SMALL([.H7:.H30];COUNTIF([.H7:.H30];&quot;&lt;=0&quot;)+1)" office:value-type="float" office:value="73" calcext:value-type="float">
            <text:p>73</text:p>
          </table:table-cell>
          <table:table-cell table:style-name="ce28" table:formula="of:=SMALL([.I7:.I30];COUNTIF([.I7:.I30];&quot;&lt;=0&quot;)+1)" office:value-type="float" office:value="31" calcext:value-type="float">
            <text:p>31</text:p>
          </table:table-cell>
          <table:table-cell table:style-name="ce28" table:formula="of:=SMALL([.J7:.J30];COUNTIF([.J7:.J30];&quot;&lt;=0&quot;)+1)" office:value-type="float" office:value="10" calcext:value-type="float">
            <text:p>10</text:p>
          </table:table-cell>
          <table:table-cell table:style-name="ce28" table:formula="of:=SMALL([.K7:.K30];COUNTIF([.K7:.K30];&quot;&lt;=0&quot;)+1)" office:value-type="float" office:value="22" calcext:value-type="float">
            <text:p>22</text:p>
          </table:table-cell>
          <table:table-cell table:style-name="ce28" table:formula="of:=SMALL([.L7:.L30];COUNTIF([.L7:.L30];&quot;&lt;=0&quot;)+1)" office:value-type="float" office:value="39" calcext:value-type="float">
            <text:p>39</text:p>
          </table:table-cell>
          <table:table-cell table:style-name="ce28" table:formula="of:=SMALL([.M7:.M30];COUNTIF([.M7:.M30];&quot;&lt;=0&quot;)+1)" office:value-type="float" office:value="20" calcext:value-type="float">
            <text:p>20</text:p>
          </table:table-cell>
          <table:table-cell table:style-name="ce28" table:formula="of:=SMALL([.N7:.N30];COUNTIF([.N7:.N30];&quot;&lt;=0&quot;)+1)" office:value-type="float" office:value="15" calcext:value-type="float">
            <text:p>15</text:p>
          </table:table-cell>
          <table:table-cell table:style-name="ce28" table:formula="of:=SMALL([.O7:.O30];COUNTIF([.O7:.O30];&quot;&lt;=0&quot;)+1)" office:value-type="float" office:value="56" calcext:value-type="float">
            <text:p>56</text:p>
          </table:table-cell>
          <table:table-cell table:style-name="ce28" table:formula="of:=SMALL([.P7:.P30];COUNTIF([.P7:.P30];&quot;&lt;=0&quot;)+1)" office:value-type="float" office:value="8" calcext:value-type="float">
            <text:p>8</text:p>
          </table:table-cell>
          <table:table-cell table:style-name="ce28" table:formula="of:=SMALL([.Q7:.Q30];COUNTIF([.Q7:.Q30];&quot;&lt;=0&quot;)+1)" office:value-type="float" office:value="10" calcext:value-type="float">
            <text:p>10</text:p>
          </table:table-cell>
          <table:table-cell table:style-name="ce28" table:formula="of:=SMALL([.R7:.R30];COUNTIF([.R7:.R30];&quot;&lt;=0&quot;)+1)" office:value-type="float" office:value="271" calcext:value-type="float">
            <text:p>271</text:p>
          </table:table-cell>
          <table:table-cell table:style-name="ce28" table:formula="of:=SMALL([.S7:.S30];COUNTIF([.S7:.S30];&quot;&lt;=0&quot;)+1)" office:value-type="float" office:value="170" calcext:value-type="float">
            <text:p>170</text:p>
          </table:table-cell>
          <table:table-cell table:style-name="ce28" table:formula="of:=SMALL([.T7:.T30];COUNTIF([.T7:.T30];&quot;&lt;=0&quot;)+1)" office:value-type="float" office:value="10" calcext:value-type="float">
            <text:p>10</text:p>
          </table:table-cell>
          <table:table-cell table:style-name="ce28" table:formula="of:=SMALL([.U7:.U30];COUNTIF([.U7:.U30];&quot;&lt;=0&quot;)+1)" office:value-type="float" office:value="12" calcext:value-type="float">
            <text:p>12</text:p>
          </table:table-cell>
          <table:table-cell table:style-name="ce28" table:formula="of:=SMALL([.V7:.V30];COUNTIF([.V7:.V30];&quot;&lt;=0&quot;)+1)" office:value-type="float" office:value="8" calcext:value-type="float">
            <text:p>8</text:p>
          </table:table-cell>
          <table:table-cell table:style-name="ce28" table:formula="of:=SMALL([.W7:.W30];COUNTIF([.W7:.W30];&quot;&lt;=0&quot;)+1)" office:value-type="float" office:value="22" calcext:value-type="float">
            <text:p>22</text:p>
          </table:table-cell>
          <table:table-cell table:style-name="ce28" table:formula="of:=SMALL([.X7:.X30];COUNTIF([.X7:.X30];&quot;&lt;=0&quot;)+1)" office:value-type="float" office:value="78" calcext:value-type="float">
            <text:p>78</text:p>
          </table:table-cell>
          <table:table-cell table:style-name="ce28" table:formula="of:=SMALL([.Y7:.Y30];COUNTIF([.Y7:.Y30];&quot;&lt;=0&quot;)+1)" office:value-type="float" office:value="35" calcext:value-type="float">
            <text:p>35</text:p>
          </table:table-cell>
          <table:table-cell table:style-name="ce28" table:formula="of:=SMALL([.Z7:.Z30];COUNTIF([.Z7:.Z30];&quot;&lt;=0&quot;)+1)" office:value-type="float" office:value="1" calcext:value-type="float">
            <text:p>1</text:p>
          </table:table-cell>
          <table:table-cell table:style-name="ce28" table:formula="of:=SMALL([.AA7:.AA30];COUNTIF([.AA7:.AA30];&quot;&lt;=0&quot;)+1)" office:value-type="float" office:value="146" calcext:value-type="float">
            <text:p>146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office:value-type="string" calcext:value-type="string">
            <text:p>Max</text:p>
          </table:table-cell>
          <table:table-cell table:formula="of:=MAX([.D7:.D30])" office:value-type="float" office:value="256" calcext:value-type="float">
            <text:p>256</text:p>
          </table:table-cell>
          <table:table-cell table:formula="of:=MAX([.E7:.E30])" office:value-type="float" office:value="35" calcext:value-type="float">
            <text:p>35</text:p>
          </table:table-cell>
          <table:table-cell table:formula="of:=MAX([.F7:.F30])" office:value-type="float" office:value="125" calcext:value-type="float">
            <text:p>125</text:p>
          </table:table-cell>
          <table:table-cell table:formula="of:=MAX([.G7:.G30])" office:value-type="float" office:value="22" calcext:value-type="float">
            <text:p>22</text:p>
          </table:table-cell>
          <table:table-cell table:formula="of:=MAX([.H7:.H30])" office:value-type="float" office:value="83" calcext:value-type="float">
            <text:p>83</text:p>
          </table:table-cell>
          <table:table-cell table:formula="of:=MAX([.I7:.I30])" office:value-type="float" office:value="49" calcext:value-type="float">
            <text:p>49</text:p>
          </table:table-cell>
          <table:table-cell table:formula="of:=MAX([.J7:.J30])" office:value-type="float" office:value="17" calcext:value-type="float">
            <text:p>17</text:p>
          </table:table-cell>
          <table:table-cell table:formula="of:=MAX([.K7:.K30])" office:value-type="float" office:value="27" calcext:value-type="float">
            <text:p>27</text:p>
          </table:table-cell>
          <table:table-cell table:formula="of:=MAX([.L7:.L30])" office:value-type="float" office:value="69" calcext:value-type="float">
            <text:p>69</text:p>
          </table:table-cell>
          <table:table-cell table:formula="of:=MAX([.M7:.M30])" office:value-type="float" office:value="40" calcext:value-type="float">
            <text:p>40</text:p>
          </table:table-cell>
          <table:table-cell table:formula="of:=MAX([.N7:.N30])" office:value-type="float" office:value="24" calcext:value-type="float">
            <text:p>24</text:p>
          </table:table-cell>
          <table:table-cell table:formula="of:=MAX([.O7:.O30])" office:value-type="float" office:value="68" calcext:value-type="float">
            <text:p>68</text:p>
          </table:table-cell>
          <table:table-cell table:formula="of:=MAX([.P7:.P30])" office:value-type="float" office:value="15" calcext:value-type="float">
            <text:p>15</text:p>
          </table:table-cell>
          <table:table-cell table:formula="of:=MAX([.Q7:.Q30])" office:value-type="float" office:value="16" calcext:value-type="float">
            <text:p>16</text:p>
          </table:table-cell>
          <table:table-cell table:formula="of:=MAX([.R7:.R30])" office:value-type="float" office:value="291" calcext:value-type="float">
            <text:p>291</text:p>
          </table:table-cell>
          <table:table-cell table:formula="of:=MAX([.S7:.S30])" office:value-type="float" office:value="195" calcext:value-type="float">
            <text:p>195</text:p>
          </table:table-cell>
          <table:table-cell table:formula="of:=MAX([.T7:.T30])" office:value-type="float" office:value="16" calcext:value-type="float">
            <text:p>16</text:p>
          </table:table-cell>
          <table:table-cell table:formula="of:=MAX([.U7:.U30])" office:value-type="float" office:value="33" calcext:value-type="float">
            <text:p>33</text:p>
          </table:table-cell>
          <table:table-cell table:formula="of:=MAX([.V7:.V30])" office:value-type="float" office:value="20" calcext:value-type="float">
            <text:p>20</text:p>
          </table:table-cell>
          <table:table-cell table:formula="of:=MAX([.W7:.W30])" office:value-type="float" office:value="36" calcext:value-type="float">
            <text:p>36</text:p>
          </table:table-cell>
          <table:table-cell table:formula="of:=MAX([.X7:.X30])" office:value-type="float" office:value="99" calcext:value-type="float">
            <text:p>99</text:p>
          </table:table-cell>
          <table:table-cell table:formula="of:=MAX([.Y7:.Y30])" office:value-type="float" office:value="47" calcext:value-type="float">
            <text:p>47</text:p>
          </table:table-cell>
          <table:table-cell table:formula="of:=MAX([.Z7:.Z30])" office:value-type="float" office:value="3" calcext:value-type="float">
            <text:p>3</text:p>
          </table:table-cell>
          <table:table-cell table:formula="of:=MAX([.AA7:.AA30])" office:value-type="float" office:value="280" calcext:value-type="float">
            <text:p>280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 table:style-name="ce27" office:value-type="string" calcext:value-type="string">
            <text:p>Diff</text:p>
          </table:table-cell>
          <table:table-cell table:style-name="ce27" table:formula="of:=[.D5]-[.D4]" office:value-type="float" office:value="51" calcext:value-type="float">
            <text:p>51</text:p>
          </table:table-cell>
          <table:table-cell table:style-name="ce27" table:formula="of:=[.E5]-[.E4]" office:value-type="float" office:value="23" calcext:value-type="float">
            <text:p>23</text:p>
          </table:table-cell>
          <table:table-cell table:style-name="ce27" table:formula="of:=[.F5]-[.F4]" office:value-type="float" office:value="28" calcext:value-type="float">
            <text:p>28</text:p>
          </table:table-cell>
          <table:table-cell table:style-name="ce27" table:formula="of:=[.G5]-[.G4]" office:value-type="float" office:value="10" calcext:value-type="float">
            <text:p>10</text:p>
          </table:table-cell>
          <table:table-cell table:style-name="ce27" table:formula="of:=[.H5]-[.H4]" office:value-type="float" office:value="10" calcext:value-type="float">
            <text:p>10</text:p>
          </table:table-cell>
          <table:table-cell table:style-name="ce27" table:formula="of:=[.I5]-[.I4]" office:value-type="float" office:value="18" calcext:value-type="float">
            <text:p>18</text:p>
          </table:table-cell>
          <table:table-cell table:style-name="ce27" table:formula="of:=[.J5]-[.J4]" office:value-type="float" office:value="7" calcext:value-type="float">
            <text:p>7</text:p>
          </table:table-cell>
          <table:table-cell table:style-name="ce27" table:formula="of:=[.K5]-[.K4]" office:value-type="float" office:value="5" calcext:value-type="float">
            <text:p>5</text:p>
          </table:table-cell>
          <table:table-cell table:style-name="ce27" table:formula="of:=[.L5]-[.L4]" office:value-type="float" office:value="30" calcext:value-type="float">
            <text:p>30</text:p>
          </table:table-cell>
          <table:table-cell table:style-name="ce27" table:formula="of:=[.M5]-[.M4]" office:value-type="float" office:value="20" calcext:value-type="float">
            <text:p>20</text:p>
          </table:table-cell>
          <table:table-cell table:style-name="ce27" table:formula="of:=[.N5]-[.N4]" office:value-type="float" office:value="9" calcext:value-type="float">
            <text:p>9</text:p>
          </table:table-cell>
          <table:table-cell table:style-name="ce27" table:formula="of:=[.O5]-[.O4]" office:value-type="float" office:value="12" calcext:value-type="float">
            <text:p>12</text:p>
          </table:table-cell>
          <table:table-cell table:style-name="ce27" table:formula="of:=[.P5]-[.P4]" office:value-type="float" office:value="7" calcext:value-type="float">
            <text:p>7</text:p>
          </table:table-cell>
          <table:table-cell table:style-name="ce27" table:formula="of:=[.Q5]-[.Q4]" office:value-type="float" office:value="6" calcext:value-type="float">
            <text:p>6</text:p>
          </table:table-cell>
          <table:table-cell table:style-name="ce27" table:formula="of:=[.R5]-[.R4]" office:value-type="float" office:value="20" calcext:value-type="float">
            <text:p>20</text:p>
          </table:table-cell>
          <table:table-cell table:style-name="ce27" table:formula="of:=[.S5]-[.S4]" office:value-type="float" office:value="25" calcext:value-type="float">
            <text:p>25</text:p>
          </table:table-cell>
          <table:table-cell table:style-name="ce27" table:formula="of:=[.T5]-[.T4]" office:value-type="float" office:value="6" calcext:value-type="float">
            <text:p>6</text:p>
          </table:table-cell>
          <table:table-cell table:style-name="ce27" table:formula="of:=[.U5]-[.U4]" office:value-type="float" office:value="21" calcext:value-type="float">
            <text:p>21</text:p>
          </table:table-cell>
          <table:table-cell table:style-name="ce27" table:formula="of:=[.V5]-[.V4]" office:value-type="float" office:value="12" calcext:value-type="float">
            <text:p>12</text:p>
          </table:table-cell>
          <table:table-cell table:style-name="ce27" table:formula="of:=[.W5]-[.W4]" office:value-type="float" office:value="14" calcext:value-type="float">
            <text:p>14</text:p>
          </table:table-cell>
          <table:table-cell table:style-name="ce27" table:formula="of:=[.X5]-[.X4]" office:value-type="float" office:value="21" calcext:value-type="float">
            <text:p>21</text:p>
          </table:table-cell>
          <table:table-cell table:style-name="ce27" table:formula="of:=[.Y5]-[.Y4]" office:value-type="float" office:value="12" calcext:value-type="float">
            <text:p>12</text:p>
          </table:table-cell>
          <table:table-cell table:style-name="ce27" table:formula="of:=[.Z5]-[.Z4]" office:value-type="float" office:value="2" calcext:value-type="float">
            <text:p>2</text:p>
          </table:table-cell>
          <table:table-cell table:style-name="ce27" table:formula="of:=[.AA5]-[.AA4]" office:value-type="float" office:value="134" calcext:value-type="float">
            <text:p>134</text:p>
          </table:table-cell>
          <table:table-cell/>
          <table:table-cell table:style-name="Default"/>
        </table:table-row>
        <table:table-row table:style-name="ro1">
          <table:table-cell table:formula="of:=[Locations.A3]" office:value-type="float" office:value="0" calcext:value-type="float">
            <text:p>0</text:p>
          </table:table-cell>
          <table:table-cell table:formula="of:=[Locations.B3]" office:value-type="string" office:string-value="Port Olisar" calcext:value-type="string">
            <text:p>Port Olisar</text:p>
          </table:table-cell>
          <table:table-cell table:formula="of:=[Locations.C3]" office:value-type="string" office:string-value="Crusader" calcext:value-type="string">
            <text:p>Crusader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2.53*[.$C$1])" office:value-type="float" office:value="25" calcext:value-type="float">
            <text:p>25</text:p>
          </table:table-cell>
          <table:table-cell table:formula="of:=ROUND(6.9*[.$C$1])" office:value-type="float" office:value="69" calcext:value-type="float">
            <text:p>69</text:p>
          </table:table-cell>
          <table:table-cell table:formula="of:=ROUND(2.95*[.$C$1])" office:value-type="float" office:value="30" calcext:value-type="float">
            <text:p>3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.41)" office:value-type="float" office:value="0" calcext:value-type="float">
            <text:p>0</text:p>
          </table:table-cell>
          <table:table-cell table:formula="of:=ROUND(28.09*[.$C$1])" office:value-type="float" office:value="281" calcext:value-type="float">
            <text:p>281</text:p>
          </table:table-cell>
          <table:table-cell table:formula="of:=ROUND(17.02*[.$C$1])" office:value-type="float" office:value="170" calcext:value-type="float">
            <text:p>17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formula="of:=ROUND(8.27*[.$C$1])" office:value-type="float" office:value="83" calcext:value-type="float">
            <text:p>83</text:p>
          </table:table-cell>
          <table:table-cell table:formula="of:=ROUND(3.9*[.$C$1])" office:value-type="float" office:value="39" calcext:value-type="float">
            <text:p>39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0)"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Locations.A4]" office:value-type="float" office:value="1" calcext:value-type="float">
            <text:p>1</text:p>
          </table:table-cell>
          <table:table-cell table:formula="of:=[Locations.B4]" office:value-type="string" office:string-value="Grim Hex" calcext:value-type="string">
            <text:p>Grim Hex</text:p>
          </table:table-cell>
          <table:table-cell table:formula="of:=[Locations.C4]" office:value-type="string" office:string-value="Yela" calcext:value-type="string">
            <text:p>Yela</text:p>
          </table:table-cell>
          <table:table-cell table:formula="of:=ROUND(25.6*[.$C$1])"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formula="of:=ROUND(11.63*[.$C$1])"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ROUND(8.3*[.$C$1])" office:value-type="float" office:value="83" calcext:value-type="float">
            <text:p>83</text:p>
          </table:table-cell>
          <table:table-cell table:formula="of:=ROUND(4.25*[.$C$1])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9*[.$C$1])" office:value-type="float" office:value="69" calcext:value-type="float">
            <text:p>69</text:p>
          </table:table-cell>
          <table:table-cell table:formula="of:=ROUND(2.95*[.$C$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8*[.$C$1])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89*[.$C$1])" office:value-type="float" office:value="39" calcext:value-type="float">
            <text:p>39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15*[.$C$1])" office:value-type="float" office:value="150" calcext:value-type="float">
            <text:p>150</text:p>
          </table:table-cell>
          <table:table-cell/>
          <table:table-cell table:formula="of:=COUNTIF([.D8:.AA8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Locations.A5]" office:value-type="float" office:value="2" calcext:value-type="float">
            <text:p>2</text:p>
          </table:table-cell>
          <table:table-cell table:formula="of:=[Locations.B5]" office:value-type="string" office:string-value="Mining Area 157" calcext:value-type="string">
            <text:p>Mining Area 157</text:p>
          </table:table-cell>
          <table:table-cell table:formula="of:=[Locations.C5]" office:value-type="string" office:string-value="Yela" calcext:value-type="string">
            <text:p>Yel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54*[.$C$1])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formula="of:=ROUND(1.6*[.$C$1]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ROUND(1.32*[.$C$1])" office:value-type="float" office:value="13" calcext:value-type="float">
            <text:p>13</text:p>
          </table:table-cell>
          <table:table-cell table:formula="of:=ROUND(1.5*[.$C$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17.78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6*[.$C$1])" office:value-type="float" office:value="160" calcext:value-type="float">
            <text:p>160</text:p>
          </table:table-cell>
          <table:table-cell/>
          <table:table-cell table:formula="of:=COUNTIF([.D9:.AA9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Locations.A6]" office:value-type="float" office:value="3" calcext:value-type="float">
            <text:p>3</text:p>
          </table:table-cell>
          <table:table-cell table:formula="of:=[Locations.B6]" office:value-type="string" office:string-value="Jumptown" calcext:value-type="string">
            <text:p>Jumptown</text:p>
          </table:table-cell>
          <table:table-cell table:formula="of:=[Locations.C6]" office:value-type="string" office:string-value="Yela" calcext:value-type="string">
            <text:p>Yela</text:p>
          </table:table-cell>
          <table:table-cell office:value-type="float" office:value="0" calcext:value-type="float">
            <text:p>0</text:p>
          </table:table-cell>
          <table:table-cell table:formula="of:=ROUND(1.2*[.$C$1])" office:value-type="float" office:value="12" calcext:value-type="float">
            <text:p>12</text:p>
          </table:table-cell>
          <table:table-cell table:formula="of:=ROUND(9.69*[.$C$1])"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07*[.$C$1])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8.02*[.$C$1])" office:value-type="float" office:value="180" calcext:value-type="float">
            <text:p>180</text:p>
          </table:table-cell>
          <table:table-cell table:formula="of:=ROUND(1.36*[.$C$1])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14.55*[.$C$1])" office:value-type="float" office:value="146" calcext:value-type="float">
            <text:p>146</text:p>
          </table:table-cell>
          <table:table-cell/>
          <table:table-cell table:formula="of:=COUNTIF([.D10:.AA10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Locations.A7]" office:value-type="float" office:value="4" calcext:value-type="float">
            <text:p>4</text:p>
          </table:table-cell>
          <table:table-cell table:formula="of:=[Locations.B7]" office:value-type="string" office:string-value="Kudre Ore" calcext:value-type="string">
            <text:p>Kudre Ore</text:p>
          </table:table-cell>
          <table:table-cell table:formula="of:=[Locations.C7]" office:value-type="string" office:string-value="Daymar" calcext:value-type="string">
            <text:p>Daymar</text:p>
          </table:table-cell>
          <table:table-cell table:formula="of:=ROUND(24.45*[.$C$1])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ROUND(5.72*[.$C$1])"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formula="of:=ROUND(1.33*[.$C$1]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3.74*[.$C$1])" office:value-type="float" office:value="37" calcext:value-type="float">
            <text:p>37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11:.AA11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Locations.A8]" office:value-type="float" office:value="5" calcext:value-type="float">
            <text:p>5</text:p>
          </table:table-cell>
          <table:table-cell table:formula="of:=[Locations.B8]" office:value-type="string" office:string-value="Mining Area 141" calcext:value-type="string">
            <text:p>Mining Area 141</text:p>
          </table:table-cell>
          <table:table-cell table:formula="of:=[Locations.C8]" office:value-type="string" office:string-value="Daymar" calcext:value-type="string">
            <text:p>Daymar</text:p>
          </table:table-cell>
          <table:table-cell table:formula="of:=ROUND(24.3*[.$C$1])"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1*[.$C$1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ROUND(2.35*[.$C$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2.95*[.$C$1])"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7.76*[.$C$1])" office:value-type="float" office:value="178" calcext:value-type="float">
            <text:p>178</text:p>
          </table:table-cell>
          <table:table-cell table:formula="of:=ROUND(1.36*[.$C$1])" office:value-type="float" office:value="14" calcext:value-type="float">
            <text:p>14</text:p>
          </table:table-cell>
          <table:table-cell table:formula="of:=ROUND(1.23*[.$C$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ROUND(3.54*[.$C$1])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12:.AA12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Locations.A9]" office:value-type="float" office:value="6" calcext:value-type="float">
            <text:p>6</text:p>
          </table:table-cell>
          <table:table-cell table:formula="of:=[Locations.B9]" office:value-type="string" office:string-value="Harvest Hydro" calcext:value-type="string">
            <text:p>Harvest Hydro</text:p>
          </table:table-cell>
          <table:table-cell table:formula="of:=[Locations.C9]" office:value-type="string" office:string-value="Daymar" calcext:value-type="string">
            <text:p>Daymar</text:p>
          </table:table-cell>
          <table:table-cell office:value-type="float" office:value="0" calcext:value-type="float">
            <text:p>0</text:p>
          </table:table-cell>
          <table:table-cell table:formula="of:=ROUND(3.5*[.$C$1])"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1.66*[.$C$1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95*[.$C$1])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5*[.$C$1])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95*[.$C$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2*[.$C$1])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7" calcext:value-type="float">
            <text:p>7</text:p>
          </table:table-cell>
        </table:table-row>
        <table:table-row table:style-name="ro1">
          <table:table-cell table:formula="of:=[Locations.A10]" office:value-type="float" office:value="7" calcext:value-type="float">
            <text:p>7</text:p>
          </table:table-cell>
          <table:table-cell table:formula="of:=[Locations.B10]" office:value-type="string" office:string-value="Hickers Research" calcext:value-type="string">
            <text:p>Hickers Research</text:p>
          </table:table-cell>
          <table:table-cell table:formula="of:=[Locations.C10]" office:value-type="string" office:string-value="Cellin" calcext:value-type="string">
            <text:p>Cellin</text:p>
          </table:table-cell>
          <table:table-cell office:value-type="float" office:value="0" calcext:value-type="float">
            <text:p>0</text:p>
          </table:table-cell>
          <table:table-cell table:formula="of:=ROUND(3.1*[.$C$1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6.82*[.$C$1])"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56*[.$C$1])"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6" calcext:value-type="float">
            <text:p>6</text:p>
          </table:table-cell>
        </table:table-row>
        <table:table-row table:style-name="ro1">
          <table:table-cell table:formula="of:=[Locations.A11]" office:value-type="float" office:value="8" calcext:value-type="float">
            <text:p>8</text:p>
          </table:table-cell>
          <table:table-cell table:formula="of:=[Locations.B11]" office:value-type="string" office:string-value="Terra HydroFarm" calcext:value-type="string">
            <text:p>Terra HydroFarm</text:p>
          </table:table-cell>
          <table:table-cell table:formula="of:=[Locations.C11]" office:value-type="string" office:string-value="Cellin" calcext:value-type="string">
            <text:p>Cellin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ROUND(3.4*[.$C$1])" office:value-type="float" office:value="34" calcext:value-type="float">
            <text:p>34</text:p>
          </table:table-cell>
          <table:table-cell table:formula="of:=ROUND(1.5*[.$C$1]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ROUND(0.8*[.$C$1])" office:value-type="float" office:value="8" calcext:value-type="float">
            <text:p>8</text:p>
          </table:table-cell>
          <table:table-cell table:formula="of:=ROUND(1.3*[.$C$1])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*[.$C$1])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4*[.$C$1])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0.3*[.$C$1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7" calcext:value-type="float">
            <text:p>7</text:p>
          </table:table-cell>
        </table:table-row>
        <table:table-row table:style-name="ro1">
          <table:table-cell table:formula="of:=[Locations.A12]" office:value-type="float" office:value="9" calcext:value-type="float">
            <text:p>9</text:p>
          </table:table-cell>
          <table:table-cell table:formula="of:=[Locations.B12]" office:value-type="string" office:string-value="HDMS-Han" calcext:value-type="string">
            <text:p>HDMS-Han</text:p>
          </table:table-cell>
          <table:table-cell table:formula="of:=[Locations.C12]" office:value-type="string" office:string-value="Magda" calcext:value-type="string">
            <text:p>Magda</text:p>
          </table:table-cell>
          <table:table-cell table:formula="of:=ROUND(22.45*[.$C$1])" office:value-type="float" office:value="225" calcext:value-type="float">
            <text:p>2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2.23*[.$C$1])" office:value-type="float" office:value="22" calcext:value-type="float">
            <text:p>22</text:p>
          </table:table-cell>
          <table:table-cell table:formula="of:=ROUND(3.9*[.$C$1])"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1.6*[.$C$1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4*[.$C$1])" office:value-type="float" office:value="14" calcext:value-type="float">
            <text:p>14</text:p>
          </table:table-cell>
          <table:table-cell table:formula="of:=ROUND(2.1*[.$C$1])" office:value-type="float" office:value="21" calcext:value-type="float">
            <text:p>21</text:p>
          </table:table-cell>
          <table:table-cell table:formula="of:=ROUND(1.83*[.$C$1])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2*[.$C$1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8" calcext:value-type="float">
            <text:p>8</text:p>
          </table:table-cell>
        </table:table-row>
        <table:table-row table:style-name="ro1">
          <table:table-cell table:formula="of:=[Locations.A13]" office:value-type="float" office:value="10" calcext:value-type="float">
            <text:p>10</text:p>
          </table:table-cell>
          <table:table-cell table:formula="of:=[Locations.B13]" office:value-type="string" office:string-value="R&amp;R Hur-L1" calcext:value-type="string">
            <text:p>R&amp;R Hur-L1</text:p>
          </table:table-cell>
          <table:table-cell table:formula="of:=[Locations.C13]" office:value-type="string" office:string-value="Magda" calcext:value-type="string">
            <text:p>Magda</text:p>
          </table:table-cell>
          <table:table-cell table:formula="of:=ROUND(22.45*[.$C$1])" office:value-type="float" office:value="225" calcext:value-type="float">
            <text:p>225</text:p>
          </table:table-cell>
          <table:table-cell table:formula="of:=ROUND(2.6*[.$C$1])"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2.73*[.$C$1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ROUND(2.65*[.$C$1])" office:value-type="float" office:value="27" calcext:value-type="float">
            <text:p>27</text:p>
          </table:table-cell>
          <table:table-cell table:formula="of:=ROUND(1.8*[.$C$1])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ROUND(1.4*[.$C$1])" office:value-type="float" office:value="14" calcext:value-type="float">
            <text:p>14</text:p>
          </table:table-cell>
          <table:table-cell table:formula="of:=ROUND(1*[.$C$1])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*[.$C$1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7:.AA17];&quot;&gt;0&quot;)" office:value-type="float" office:value="11" calcext:value-type="float">
            <text:p>11</text:p>
          </table:table-cell>
        </table:table-row>
        <table:table-row table:style-name="ro1">
          <table:table-cell table:formula="of:=[Locations.A14]" office:value-type="float" office:value="11" calcext:value-type="float">
            <text:p>11</text:p>
          </table:table-cell>
          <table:table-cell table:formula="of:=[Locations.B14]" office:value-type="string" office:string-value="Levski" calcext:value-type="string">
            <text:p>Levski</text:p>
          </table:table-cell>
          <table:table-cell table:formula="of:=[Locations.C14]" office:value-type="string" office:string-value="Delamar" calcext:value-type="string">
            <text:p>Delamar</text:p>
          </table:table-cell>
          <table:table-cell table:formula="of:=ROUND(20.45*[.$C$1])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formula="of:=ROUND(12.5*[.$C$1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ROUND(7.8*[.$C$1])" office:value-type="float" office:value="78" calcext:value-type="float">
            <text:p>78</text:p>
          </table:table-cell>
          <table:table-cell table:formula="of:=ROUND(4.9*[.$C$1])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6*[.$C$1])" office:value-type="float" office:value="46" calcext:value-type="float">
            <text:p>46</text:p>
          </table:table-cell>
          <table:table-cell table:formula="of:=ROUND(3.75*[.$C$1])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9.09*[.$C$1])" office:value-type="float" office:value="291" calcext:value-type="float">
            <text:p>291</text:p>
          </table:table-cell>
          <table:table-cell table:formula="of:=ROUND(19.5*[.$C$1])" office:value-type="float" office:value="195" calcext:value-type="float">
            <text:p>19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7.837*[.$C$1])" office:value-type="float" office:value="78" calcext:value-type="float">
            <text:p>78</text:p>
          </table:table-cell>
          <table:table-cell table:formula="of:=ROUND(4.74*[.$C$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ROUND(28*[.$C$1])" office:value-type="float" office:value="280" calcext:value-type="float">
            <text:p>280</text:p>
          </table:table-cell>
          <table:table-cell/>
          <table:table-cell table:formula="of:=COUNTIF([.D18:.AA18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Locations.A15]" office:value-type="float" office:value="12" calcext:value-type="float">
            <text:p>12</text:p>
          </table:table-cell>
          <table:table-cell table:formula="of:=[Locations.B15]" office:value-type="string" office:string-value="Lorville" calcext:value-type="string">
            <text:p>Lorville</text:p>
          </table:table-cell>
          <table:table-cell table:formula="of:=[Locations.C15]" office:value-type="string" office:string-value="Hurston" calcext:value-type="string">
            <text:p>Hurston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table:formula="of:=ROUND(7.3*[.$C$1])" office:value-type="float" office:value="73" calcext:value-type="float">
            <text:p>73</text:p>
          </table:table-cell>
          <table:table-cell table:formula="of:=ROUND(3.8*[.$C$1])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4*[.$C$1])" office:value-type="float" office:value="44" calcext:value-type="float">
            <text:p>44</text:p>
          </table:table-cell>
          <table:table-cell table:formula="of:=ROUND(3.55*[.$C$1])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ROUND(6.07*[.$C$1])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9.09*[.$C$1])" office:value-type="float" office:value="291" calcext:value-type="float">
            <text:p>291</text:p>
          </table:table-cell>
          <table:table-cell table:formula="of:=ROUND(18.1*[.$C$1])"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ROUND(8.87*[.$C$1])" office:value-type="float" office:value="89" calcext:value-type="float">
            <text:p>89</text:p>
          </table:table-cell>
          <table:table-cell table:formula="of:=ROUND(4.74*[.$C$1])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Locations.A16]" office:value-type="float" office:value="13" calcext:value-type="float">
            <text:p>13</text:p>
          </table:table-cell>
          <table:table-cell table:formula="of:=[Locations.B16]" office:value-type="string" office:string-value="HDMS-Edmond" calcext:value-type="string">
            <text:p>HDMS-Edmond</text:p>
          </table:table-cell>
          <table:table-cell table:formula="of:=[Locations.C16]" office:value-type="string" office:string-value="Hurston" calcext:value-type="string">
            <text:p>Hurston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*[.$C$1])" office:value-type="float" office:value="118" calcext:value-type="float">
            <text:p>118</text:p>
          </table:table-cell>
          <table:table-cell table:formula="of:=ROUND(1.16*[.$C$1]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4.19*[.$C$1])" office:value-type="float" office:value="42" calcext:value-type="float">
            <text:p>42</text:p>
          </table:table-cell>
          <table:table-cell table:formula="of:=ROUND(0.96*[.$C$1])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ROUND(3.9*[.$C$1])" office:value-type="float" office:value="39" calcext:value-type="float">
            <text:p>39</text:p>
          </table:table-cell>
          <table:table-cell table:formula="of:=ROUND(3.65*[.$C$1])"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formula="of:=ROUND(1.38*[.$C$1])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20:.AA20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Locations.A17]" office:value-type="float" office:value="14" calcext:value-type="float">
            <text:p>14</text:p>
          </table:table-cell>
          <table:table-cell table:formula="of:=[Locations.B17]" office:value-type="string" office:string-value="HDMS-Anderson " calcext:value-type="string">
            <text:p>HDMS-Anderson </text:p>
          </table:table-cell>
          <table:table-cell table:formula="of:=[Locations.C17]" office:value-type="string" office:string-value="Aberdeen" calcext:value-type="string">
            <text:p>Aberdeen</text:p>
          </table:table-cell>
          <table:table-cell office:value-type="float" office:value="0" calcext:value-type="float">
            <text:p>0</text:p>
          </table:table-cell>
          <table:table-cell table:formula="of:=ROUND(2.6*[.$C$1])" office:value-type="float" office:value="26" calcext:value-type="float">
            <text:p>26</text:p>
          </table:table-cell>
          <table:table-cell table:formula="of:=ROUND(11.8*[.$C$1])" office:value-type="float" office:value="118" calcext:value-type="float">
            <text:p>118</text:p>
          </table:table-cell>
          <table:table-cell table:formula="of:=ROUND(1.16*[.$C$1])"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3.65*[.$C$1])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ROUND(5.63*[.$C$1])"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8.1*[.$C$1])" office:value-type="float" office:value="181" calcext:value-type="float">
            <text:p>181</text:p>
          </table:table-cell>
          <table:table-cell table:formula="of:=ROUND(1.38*[.$C$1])"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0.05*[.$C$1])" office:value-type="float" office:value="1" calcext:value-type="float">
            <text:p>1</text:p>
          </table:table-cell>
          <table:table-cell table:formula="of:=ROUND(24.87*[.$C$1])" office:value-type="float" office:value="249" calcext:value-type="float">
            <text:p>249</text:p>
          </table:table-cell>
          <table:table-cell/>
          <table:table-cell table:formula="of:=COUNTIF([.D21:.AA21];&quot;&gt;0&quot;)" office:value-type="float" office:value="9" calcext:value-type="float">
            <text:p>9</text:p>
          </table:table-cell>
        </table:table-row>
        <table:table-row table:style-name="ro1">
          <table:table-cell table:formula="of:=[Locations.A18]" office:value-type="float" office:value="15" calcext:value-type="float">
            <text:p>15</text:p>
          </table:table-cell>
          <table:table-cell table:formula="of:=[Locations.B18]" office:value-type="string" office:string-value="Orison" calcext:value-type="string">
            <text:p>Orison</text:p>
          </table:table-cell>
          <table:table-cell table:formula="of:=[Locations.C18]" office:value-type="string" office:string-value="Crusader" calcext:value-type="string">
            <text:p>Crusader</text:p>
          </table:table-cell>
          <table:table-cell office:value-type="float" office:value="0" calcext:value-type="float">
            <text:p>0</text:p>
          </table:table-cell>
          <table:table-cell table:formula="of:=ROUND(2.6*[.$C$1])"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0.96*[.$C$1])" office:value-type="float" office:value="10" calcext:value-type="float">
            <text:p>10</text:p>
          </table:table-cell>
          <table:table-cell table:formula="of:=ROUND(2.33*[.$C$1])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.2*[.$C$1])" office:value-type="float" office:value="22" calcext:value-type="float">
            <text:p>22</text:p>
          </table:table-cell>
          <table:table-cell table:formula="of:=ROUND(6.07*[.$C$1])" office:value-type="float" office:value="61" calcext:value-type="float">
            <text:p>61</text:p>
          </table:table-cell>
          <table:table-cell table:formula="of:=ROUND(1.07*[.$C$1])" office:value-type="float" office:value="11" calcext:value-type="float">
            <text:p>11</text:p>
          </table:table-cell>
          <table:table-cell table:formula="of:=ROUND(1*[.$C$1])" office:value-type="float" office:value="10" calcext:value-type="float">
            <text:p>10</text:p>
          </table:table-cell>
          <table:table-cell table:formula="of:=ROUND(27.09*[.$C$1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ROUND(1.38*[.$C$1])" office:value-type="float" office:value="14" calcext:value-type="float">
            <text:p>14</text:p>
          </table:table-cell>
          <table:table-cell table:formula="of:=ROUND(3.33*[.$C$1])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8.87*[.$C$1])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4*[.$C$1])" office:value-type="float" office:value="240" calcext:value-type="float">
            <text:p>240</text:p>
          </table:table-cell>
          <table:table-cell/>
          <table:table-cell table:formula="of:=COUNTIF([.D22:.AA22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Locations.A19]" office:value-type="float" office:value="16" calcext:value-type="float">
            <text:p>16</text:p>
          </table:table-cell>
          <table:table-cell table:formula="of:=[Locations.B19]" office:value-type="string" office:string-value="Area18" calcext:value-type="string">
            <text:p>Area18</text:p>
          </table:table-cell>
          <table:table-cell table:formula="of:=[Locations.C19]" office:value-type="string" office:string-value="ArcCorp" calcext:value-type="string">
            <text:p>ArcCorp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.16*[.$C$1])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1*[.$C$1])" office:value-type="float" office:value="11" calcext:value-type="float">
            <text:p>11</text:p>
          </table:table-cell>
          <table:table-cell table:formula="of:=ROUND(2.53*[.$C$1]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ROUND(3.95*[.$C$1])" office:value-type="float" office:value="40" calcext:value-type="float">
            <text:p>40</text:p>
          </table:table-cell>
          <table:table-cell table:formula="of:=ROUND(2.4*[.$C$1]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1.2*[.$C$1])" office:value-type="float" office:value="12" calcext:value-type="float">
            <text:p>12</text:p>
          </table:table-cell>
          <table:table-cell table:formula="of:=ROUND(1.6*[.$C$1])" office:value-type="float" office:value="16" calcext:value-type="float">
            <text:p>16</text:p>
          </table:table-cell>
          <table:table-cell table:formula="of:=ROUND(28.09*[.$C$1])" office:value-type="float" office:value="281" calcext:value-type="float">
            <text:p>281</text:p>
          </table:table-cell>
          <table:table-cell table:formula="of:=ROUND(18.5*[.$C$1])" office:value-type="float" office:value="185" calcext:value-type="float">
            <text:p>185</text:p>
          </table:table-cell>
          <table:table-cell table:formula="of:=ROUND(1.58*[.$C$1])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6*[.$C$1])" office:value-type="float" office:value="36" calcext:value-type="float">
            <text:p>36</text:p>
          </table:table-cell>
          <table:table-cell table:formula="of:=ROUND(9.87*[.$C$1])"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23:.AA23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Locations.A20]" office:value-type="float" office:value="0" calcext:value-type="float">
            <text:p>0</text:p>
          </table:table-cell>
          <table:table-cell table:formula="of:=[Locations.B20]" office:value-type="float" office:value="0" calcext:value-type="float">
            <text:p>0</text:p>
          </table:table-cell>
          <table:table-cell table:formula="of:=[Locations.C20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Locations.A21]" office:value-type="float" office:value="0" calcext:value-type="float">
            <text:p>0</text:p>
          </table:table-cell>
          <table:table-cell table:formula="of:=[Locations.B21]" office:value-type="float" office:value="0" calcext:value-type="float">
            <text:p>0</text:p>
          </table:table-cell>
          <table:table-cell table:formula="of:=[Locations.C21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Locations.A22]" office:value-type="float" office:value="0" calcext:value-type="float">
            <text:p>0</text:p>
          </table:table-cell>
          <table:table-cell table:formula="of:=[Locations.B22]" office:value-type="float" office:value="0" calcext:value-type="float">
            <text:p>0</text:p>
          </table:table-cell>
          <table:table-cell table:formula="of:=[Locations.C22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Locations.A23]" office:value-type="float" office:value="0" calcext:value-type="float">
            <text:p>0</text:p>
          </table:table-cell>
          <table:table-cell table:formula="of:=[Locations.B23]" office:value-type="float" office:value="0" calcext:value-type="float">
            <text:p>0</text:p>
          </table:table-cell>
          <table:table-cell table:formula="of:=[Locations.C23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Locations.A24]" office:value-type="float" office:value="0" calcext:value-type="float">
            <text:p>0</text:p>
          </table:table-cell>
          <table:table-cell table:formula="of:=[Locations.B24]" office:value-type="float" office:value="0" calcext:value-type="float">
            <text:p>0</text:p>
          </table:table-cell>
          <table:table-cell table:formula="of:=[Locations.C24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Locations.A25]" office:value-type="float" office:value="0" calcext:value-type="float">
            <text:p>0</text:p>
          </table:table-cell>
          <table:table-cell table:formula="of:=[Locations.B25]" office:value-type="float" office:value="0" calcext:value-type="float">
            <text:p>0</text:p>
          </table:table-cell>
          <table:table-cell table:formula="of:=[Locations.C25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</table:table>
      <table:table table:name="Quantity" table:style-name="ta1">
        <table:table-column table:style-name="co2" table:default-cell-style-name="ce1"/>
        <table:table-column table:style-name="co3" table:default-cell-style-name="ce3"/>
        <table:table-column table:style-name="co2" table:number-columns-repeated="17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column table:style-name="co2" table:default-cell-style-name="ce1"/>
        <table:table-row table:style-name="ro1">
          <table:table-cell table:style-name="Default" table:number-columns-repeated="2"/>
          <table:table-cell table:style-name="ce1"/>
          <table:table-cell table:style-name="ce1" table:formula="of:=[Prices.D1]" office:value-type="float" office:value="0" calcext:value-type="float">
            <text:p>0</text:p>
          </table:table-cell>
          <table:table-cell table:style-name="ce1" table:formula="of:=[Prices.E1]" office:value-type="float" office:value="1" calcext:value-type="float">
            <text:p>1</text:p>
          </table:table-cell>
          <table:table-cell table:style-name="ce1" table:formula="of:=[Prices.F1]" office:value-type="float" office:value="2" calcext:value-type="float">
            <text:p>2</text:p>
          </table:table-cell>
          <table:table-cell table:style-name="ce1" table:formula="of:=[Prices.G1]" office:value-type="float" office:value="3" calcext:value-type="float">
            <text:p>3</text:p>
          </table:table-cell>
          <table:table-cell table:style-name="ce1" table:formula="of:=[Prices.H1]" office:value-type="float" office:value="4" calcext:value-type="float">
            <text:p>4</text:p>
          </table:table-cell>
          <table:table-cell table:style-name="ce1" table:formula="of:=[Prices.I1]" office:value-type="float" office:value="5" calcext:value-type="float">
            <text:p>5</text:p>
          </table:table-cell>
          <table:table-cell table:style-name="ce1" table:formula="of:=[Prices.J1]" office:value-type="float" office:value="6" calcext:value-type="float">
            <text:p>6</text:p>
          </table:table-cell>
          <table:table-cell table:style-name="ce1" table:formula="of:=[Prices.K1]" office:value-type="float" office:value="7" calcext:value-type="float">
            <text:p>7</text:p>
          </table:table-cell>
          <table:table-cell table:style-name="ce1" table:formula="of:=[Prices.L1]" office:value-type="float" office:value="8" calcext:value-type="float">
            <text:p>8</text:p>
          </table:table-cell>
          <table:table-cell table:style-name="ce1" table:formula="of:=[Prices.M1]" office:value-type="float" office:value="9" calcext:value-type="float">
            <text:p>9</text:p>
          </table:table-cell>
          <table:table-cell table:style-name="ce1" table:formula="of:=[Prices.N1]" office:value-type="float" office:value="10" calcext:value-type="float">
            <text:p>10</text:p>
          </table:table-cell>
          <table:table-cell table:style-name="ce1" table:formula="of:=[Prices.O1]" office:value-type="float" office:value="11" calcext:value-type="float">
            <text:p>11</text:p>
          </table:table-cell>
          <table:table-cell table:style-name="ce1" table:formula="of:=[Prices.P1]" office:value-type="float" office:value="12" calcext:value-type="float">
            <text:p>12</text:p>
          </table:table-cell>
          <table:table-cell table:style-name="ce1" table:formula="of:=[Prices.Q1]" office:value-type="float" office:value="13" calcext:value-type="float">
            <text:p>13</text:p>
          </table:table-cell>
          <table:table-cell table:style-name="ce1" table:formula="of:=[Prices.R1]" office:value-type="float" office:value="14" calcext:value-type="float">
            <text:p>14</text:p>
          </table:table-cell>
          <table:table-cell table:style-name="ce1" table:formula="of:=[Prices.S1]" office:value-type="float" office:value="15" calcext:value-type="float">
            <text:p>15</text:p>
          </table:table-cell>
          <table:table-cell table:style-name="ce1" table:formula="of:=[Prices.T1]" office:value-type="float" office:value="16" calcext:value-type="float">
            <text:p>16</text:p>
          </table:table-cell>
          <table:table-cell table:style-name="ce1" table:formula="of:=[Prices.U1]" office:value-type="float" office:value="17" calcext:value-type="float">
            <text:p>17</text:p>
          </table:table-cell>
          <table:table-cell table:style-name="ce1" table:formula="of:=[Prices.V1]" office:value-type="float" office:value="18" calcext:value-type="float">
            <text:p>18</text:p>
          </table:table-cell>
          <table:table-cell table:style-name="ce1" table:formula="of:=[Prices.W1]" office:value-type="float" office:value="19" calcext:value-type="float">
            <text:p>19</text:p>
          </table:table-cell>
          <table:table-cell table:style-name="ce1" table:formula="of:=[Prices.X1]" office:value-type="float" office:value="20" calcext:value-type="float">
            <text:p>20</text:p>
          </table:table-cell>
          <table:table-cell table:style-name="ce1" table:formula="of:=[Prices.Y1]" office:value-type="float" office:value="21" calcext:value-type="float">
            <text:p>21</text:p>
          </table:table-cell>
          <table:table-cell table:style-name="ce1" table:formula="of:=[Prices.Z1]" office:value-type="float" office:value="22" calcext:value-type="float">
            <text:p>22</text:p>
          </table:table-cell>
          <table:table-cell table:style-name="ce1" table:formula="of:=[Prices.AA1]" office:value-type="float" office:value="23" calcext:value-type="float">
            <text:p>23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2"/>
          <table:table-cell/>
          <table:table-cell table:formula="of:=[Prices.D2]" office:value-type="string" office:string-value="Agricium" calcext:value-type="string">
            <text:p>Agricium</text:p>
          </table:table-cell>
          <table:table-cell table:formula="of:=[Prices.E2]" office:value-type="string" office:string-value="Agricult Sup" calcext:value-type="string">
            <text:p>Agricult Sup</text:p>
          </table:table-cell>
          <table:table-cell table:formula="of:=[Prices.F2]" office:value-type="string" office:string-value="Altru Toxine" calcext:value-type="string">
            <text:p>Altru Toxine</text:p>
          </table:table-cell>
          <table:table-cell table:formula="of:=[Prices.G2]" office:value-type="string" office:string-value="Aluminum" calcext:value-type="string">
            <text:p>Aluminum</text:p>
          </table:table-cell>
          <table:table-cell table:formula="of:=[Prices.H2]" office:value-type="string" office:string-value="Astatine" calcext:value-type="string">
            <text:p>Astatine</text:p>
          </table:table-cell>
          <table:table-cell table:formula="of:=[Prices.I2]" office:value-type="string" office:string-value="Beryl" calcext:value-type="string">
            <text:p>Beryl</text:p>
          </table:table-cell>
          <table:table-cell table:formula="of:=[Prices.J2]" office:value-type="string" office:string-value="Chlorine" calcext:value-type="string">
            <text:p>Chlorine</text:p>
          </table:table-cell>
          <table:table-cell table:formula="of:=[Prices.K2]" office:value-type="string" office:string-value="Corundum" calcext:value-type="string">
            <text:p>Corundum</text:p>
          </table:table-cell>
          <table:table-cell table:formula="of:=[Prices.L2]" office:value-type="string" office:string-value="Diamond" calcext:value-type="string">
            <text:p>Diamond</text:p>
          </table:table-cell>
          <table:table-cell table:formula="of:=[Prices.M2]" office:value-type="string" office:string-value="Spirits" calcext:value-type="string">
            <text:p>Spirits</text:p>
          </table:table-cell>
          <table:table-cell table:formula="of:=[Prices.N2]" office:value-type="string" office:string-value="Fluorine" calcext:value-type="string">
            <text:p>Fluorine</text:p>
          </table:table-cell>
          <table:table-cell table:formula="of:=[Prices.O2]" office:value-type="string" office:string-value="Gold" calcext:value-type="string">
            <text:p>Gold</text:p>
          </table:table-cell>
          <table:table-cell table:formula="of:=[Prices.P2]" office:value-type="string" office:string-value="Hydrogen" calcext:value-type="string">
            <text:p>Hydrogen</text:p>
          </table:table-cell>
          <table:table-cell table:formula="of:=[Prices.Q2]" office:value-type="string" office:string-value="Iodine" calcext:value-type="string">
            <text:p>Iodine</text:p>
          </table:table-cell>
          <table:table-cell table:formula="of:=[Prices.R2]" office:value-type="string" office:string-value="Laranite" calcext:value-type="string">
            <text:p>Laranite</text:p>
          </table:table-cell>
          <table:table-cell table:formula="of:=[Prices.S2]" office:value-type="string" office:string-value="Medical Sup." calcext:value-type="string">
            <text:p>Medical Sup.</text:p>
          </table:table-cell>
          <table:table-cell table:formula="of:=[Prices.T2]" office:value-type="string" office:string-value="Processed Food" calcext:value-type="string">
            <text:p>Processed Food</text:p>
          </table:table-cell>
          <table:table-cell table:formula="of:=[Prices.U2]" office:value-type="string" office:string-value="Quartz" calcext:value-type="string">
            <text:p>Quartz</text:p>
          </table:table-cell>
          <table:table-cell table:formula="of:=[Prices.V2]" office:value-type="string" office:string-value="Scrap" calcext:value-type="string">
            <text:p>Scrap</text:p>
          </table:table-cell>
          <table:table-cell table:formula="of:=[Prices.W2]" office:value-type="string" office:string-value="Stims" calcext:value-type="string">
            <text:p>Stims</text:p>
          </table:table-cell>
          <table:table-cell table:formula="of:=[Prices.X2]" office:value-type="string" office:string-value="Titanium" calcext:value-type="string">
            <text:p>Titanium</text:p>
          </table:table-cell>
          <table:table-cell table:formula="of:=[Prices.Y2]" office:value-type="string" office:string-value="Tungsten" calcext:value-type="string">
            <text:p>Tungsten</text:p>
          </table:table-cell>
          <table:table-cell table:formula="of:=[Prices.Z2]" office:value-type="string" office:string-value="Waste" calcext:value-type="string">
            <text:p>Waste</text:p>
          </table:table-cell>
          <table:table-cell table:formula="of:=[Prices.AA2]" office:value-type="string" office:string-value="Widow" calcext:value-type="string">
            <text:p>Widow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Prices.A7]" office:value-type="float" office:value="0" calcext:value-type="float">
            <text:p>0</text:p>
          </table:table-cell>
          <table:table-cell table:formula="of:=[Prices.B7]" office:value-type="string" office:string-value="Port Olisar" calcext:value-type="string">
            <text:p>Port Olisar</text:p>
          </table:table-cell>
          <table:table-cell table:formula="of:=[Prices.C7]" office:value-type="string" office:string-value="Crusader" calcext:value-type="string">
            <text:p>Crusad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8]" office:value-type="float" office:value="1" calcext:value-type="float">
            <text:p>1</text:p>
          </table:table-cell>
          <table:table-cell table:formula="of:=[Prices.B8]" office:value-type="string" office:string-value="Grim Hex" calcext:value-type="string">
            <text:p>Grim Hex</text:p>
          </table:table-cell>
          <table:table-cell table:formula="of:=[Prices.C8]" office:value-type="string" office:string-value="Yela" calcext:value-type="string">
            <text:p>Yela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" calcext:value-type="float">
            <text:p>1</text:p>
          </table:table-cell>
        </table:table-row>
        <table:table-row table:style-name="ro1">
          <table:table-cell table:formula="of:=[Prices.A9]" office:value-type="float" office:value="2" calcext:value-type="float">
            <text:p>2</text:p>
          </table:table-cell>
          <table:table-cell table:formula="of:=[Prices.B9]" office:value-type="string" office:string-value="Mining Area 157" calcext:value-type="string">
            <text:p>Mining Area 157</text:p>
          </table:table-cell>
          <table:table-cell table:formula="of:=[Prices.C9]" office:value-type="string" office:string-value="Yela" calcext:value-type="string">
            <text:p>Yel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5:.AA5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0]" office:value-type="float" office:value="3" calcext:value-type="float">
            <text:p>3</text:p>
          </table:table-cell>
          <table:table-cell table:formula="of:=[Prices.B10]" office:value-type="string" office:string-value="Jumptown" calcext:value-type="string">
            <text:p>Jumptown</text:p>
          </table:table-cell>
          <table:table-cell table:formula="of:=[Prices.C10]" office:value-type="string" office:string-value="Yela" calcext:value-type="string">
            <text:p>Yela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COUNTIF([.D6:.AA6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1]" office:value-type="float" office:value="4" calcext:value-type="float">
            <text:p>4</text:p>
          </table:table-cell>
          <table:table-cell table:formula="of:=[Prices.B11]" office:value-type="string" office:string-value="Kudre Ore" calcext:value-type="string">
            <text:p>Kudre Ore</text:p>
          </table:table-cell>
          <table:table-cell table:formula="of:=[Prices.C11]" office:value-type="string" office:string-value="Daymar" calcext:value-type="string">
            <text:p>Daymar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2]" office:value-type="float" office:value="5" calcext:value-type="float">
            <text:p>5</text:p>
          </table:table-cell>
          <table:table-cell table:formula="of:=[Prices.B12]" office:value-type="string" office:string-value="Mining Area 141" calcext:value-type="string">
            <text:p>Mining Area 141</text:p>
          </table:table-cell>
          <table:table-cell table:formula="of:=[Prices.C12]" office:value-type="string" office:string-value="Daymar" calcext:value-type="string">
            <text:p>Daymar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13]" office:value-type="float" office:value="6" calcext:value-type="float">
            <text:p>6</text:p>
          </table:table-cell>
          <table:table-cell table:formula="of:=[Prices.B13]" office:value-type="string" office:string-value="Harvest Hydro" calcext:value-type="string">
            <text:p>Harvest Hydro</text:p>
          </table:table-cell>
          <table:table-cell table:formula="of:=[Prices.C13]" office:value-type="string" office:string-value="Daymar" calcext:value-type="string">
            <text:p>Dayma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4]" office:value-type="float" office:value="7" calcext:value-type="float">
            <text:p>7</text:p>
          </table:table-cell>
          <table:table-cell table:formula="of:=[Prices.B14]" office:value-type="string" office:string-value="Hickers Research" calcext:value-type="string">
            <text:p>Hickers Research</text:p>
          </table:table-cell>
          <table:table-cell table:formula="of:=[Prices.C14]" office:value-type="string" office:string-value="Cellin" calcext:value-type="string">
            <text:p>Cellin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5]" office:value-type="float" office:value="8" calcext:value-type="float">
            <text:p>8</text:p>
          </table:table-cell>
          <table:table-cell table:formula="of:=[Prices.B15]" office:value-type="string" office:string-value="Terra HydroFarm" calcext:value-type="string">
            <text:p>Terra HydroFarm</text:p>
          </table:table-cell>
          <table:table-cell table:formula="of:=[Prices.C15]" office:value-type="string" office:string-value="Cellin" calcext:value-type="string">
            <text:p>Celli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7" calcext:value-type="float">
            <text:p>7</text:p>
          </table:table-cell>
        </table:table-row>
        <table:table-row table:style-name="ro1">
          <table:table-cell table:formula="of:=[Prices.A16]" office:value-type="float" office:value="9" calcext:value-type="float">
            <text:p>9</text:p>
          </table:table-cell>
          <table:table-cell table:formula="of:=[Prices.B16]" office:value-type="string" office:string-value="HDMS-Han" calcext:value-type="string">
            <text:p>HDMS-Han</text:p>
          </table:table-cell>
          <table:table-cell table:formula="of:=[Prices.C16]" office:value-type="string" office:string-value="Magda" calcext:value-type="string">
            <text:p>Magda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17]" office:value-type="float" office:value="10" calcext:value-type="float">
            <text:p>10</text:p>
          </table:table-cell>
          <table:table-cell table:formula="of:=[Prices.B17]" office:value-type="string" office:string-value="R&amp;R Hur-L1" calcext:value-type="string">
            <text:p>R&amp;R Hur-L1</text:p>
          </table:table-cell>
          <table:table-cell table:formula="of:=[Prices.C17]" office:value-type="string" office:string-value="Magda" calcext:value-type="string">
            <text:p>Magda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8]" office:value-type="float" office:value="11" calcext:value-type="float">
            <text:p>11</text:p>
          </table:table-cell>
          <table:table-cell table:formula="of:=[Prices.B18]" office:value-type="string" office:string-value="Levski" calcext:value-type="string">
            <text:p>Levski</text:p>
          </table:table-cell>
          <table:table-cell table:formula="of:=[Prices.C18]" office:value-type="string" office:string-value="Delamar" calcext:value-type="string">
            <text:p>Delamar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19]" office:value-type="float" office:value="12" calcext:value-type="float">
            <text:p>12</text:p>
          </table:table-cell>
          <table:table-cell table:formula="of:=[Prices.B19]" office:value-type="string" office:string-value="Lorville" calcext:value-type="string">
            <text:p>Lorville</text:p>
          </table:table-cell>
          <table:table-cell table:formula="of:=[Prices.C19]" office:value-type="string" office:string-value="Hurston" calcext:value-type="string">
            <text:p>Hurston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10" calcext:value-type="float">
            <text:p>10</text:p>
          </table:table-cell>
        </table:table-row>
        <table:table-row table:style-name="ro1">
          <table:table-cell table:formula="of:=[Prices.A20]" office:value-type="float" office:value="13" calcext:value-type="float">
            <text:p>13</text:p>
          </table:table-cell>
          <table:table-cell table:formula="of:=[Prices.B20]" office:value-type="string" office:string-value="HDMS-Edmond" calcext:value-type="string">
            <text:p>HDMS-Edmond</text:p>
          </table:table-cell>
          <table:table-cell table:formula="of:=[Prices.C20]" office:value-type="string" office:string-value="Hurston" calcext:value-type="string">
            <text:p>Hurs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21]" office:value-type="float" office:value="14" calcext:value-type="float">
            <text:p>14</text:p>
          </table:table-cell>
          <table:table-cell table:formula="of:=[Prices.B21]" office:value-type="string" office:string-value="HDMS-Anderson " calcext:value-type="string">
            <text:p>HDMS-Anderson </text:p>
          </table:table-cell>
          <table:table-cell table:formula="of:=[Prices.C21]" office:value-type="string" office:string-value="Aberdeen" calcext:value-type="string">
            <text:p>Aberdeen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22]" office:value-type="float" office:value="15" calcext:value-type="float">
            <text:p>15</text:p>
          </table:table-cell>
          <table:table-cell table:formula="of:=[Prices.B22]" office:value-type="string" office:string-value="Orison" calcext:value-type="string">
            <text:p>Orison</text:p>
          </table:table-cell>
          <table:table-cell table:formula="of:=[Prices.C22]" office:value-type="string" office:string-value="Crusader" calcext:value-type="string">
            <text:p>Crusader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0" calcext:value-type="float">
            <text:p>50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formula="of:=COUNTIF([.D18:.AA18];&quot;&gt;0&quot;)" office:value-type="float" office:value="9" calcext:value-type="float">
            <text:p>9</text:p>
          </table:table-cell>
        </table:table-row>
        <table:table-row table:style-name="ro1">
          <table:table-cell table:formula="of:=[Prices.A23]" office:value-type="float" office:value="16" calcext:value-type="float">
            <text:p>16</text:p>
          </table:table-cell>
          <table:table-cell table:formula="of:=[Prices.B23]" office:value-type="string" office:string-value="Area18" calcext:value-type="string">
            <text:p>Area18</text:p>
          </table:table-cell>
          <table:table-cell table:formula="of:=[Prices.C23]" office:value-type="string" office:string-value="ArcCorp" calcext:value-type="string">
            <text:p>ArcCor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COUNTIF([.D19:.AA19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24]" office:value-type="float" office:value="0" calcext:value-type="float">
            <text:p>0</text:p>
          </table:table-cell>
          <table:table-cell table:formula="of:=[Prices.B24]" office:value-type="float" office:value="0" calcext:value-type="float">
            <text:p>0</text:p>
          </table:table-cell>
          <table:table-cell table:formula="of:=[Prices.C24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5]" office:value-type="float" office:value="0" calcext:value-type="float">
            <text:p>0</text:p>
          </table:table-cell>
          <table:table-cell table:formula="of:=[Prices.B25]" office:value-type="float" office:value="0" calcext:value-type="float">
            <text:p>0</text:p>
          </table:table-cell>
          <table:table-cell table:formula="of:=[Prices.C25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6]" office:value-type="float" office:value="0" calcext:value-type="float">
            <text:p>0</text:p>
          </table:table-cell>
          <table:table-cell table:formula="of:=[Prices.B26]" office:value-type="float" office:value="0" calcext:value-type="float">
            <text:p>0</text:p>
          </table:table-cell>
          <table:table-cell table:formula="of:=[Prices.C26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7]" office:value-type="float" office:value="0" calcext:value-type="float">
            <text:p>0</text:p>
          </table:table-cell>
          <table:table-cell table:formula="of:=[Prices.B27]" office:value-type="float" office:value="0" calcext:value-type="float">
            <text:p>0</text:p>
          </table:table-cell>
          <table:table-cell table:formula="of:=[Prices.C27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8]" office:value-type="float" office:value="0" calcext:value-type="float">
            <text:p>0</text:p>
          </table:table-cell>
          <table:table-cell table:formula="of:=[Prices.B28]" office:value-type="float" office:value="0" calcext:value-type="float">
            <text:p>0</text:p>
          </table:table-cell>
          <table:table-cell table:formula="of:=[Prices.C28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  <table:table-row table:style-name="ro1">
          <table:table-cell table:formula="of:=[Prices.A29]" office:value-type="float" office:value="0" calcext:value-type="float">
            <text:p>0</text:p>
          </table:table-cell>
          <table:table-cell table:formula="of:=[Prices.B29]" office:value-type="float" office:value="0" calcext:value-type="float">
            <text:p>0</text:p>
          </table:table-cell>
          <table:table-cell table:formula="of:=[Prices.C29]" office:value-type="float" office:value="0" calcext:value-type="float">
            <text:p>0</text:p>
          </table:table-cell>
          <table:table-cell table:number-columns-repeated="25"/>
          <table:table-cell table:style-name="Default"/>
        </table:table-row>
      </table:table>
      <table:table table:name="Array Prices" table:style-name="ta1">
        <table:table-column table:style-name="co8" table:default-cell-style-name="Default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;[Prices.P7];&quot;,&quot;;[Prices.Q7];&quot;,&quot;;[Prices.R7];&quot;,&quot;;[Prices.S7];&quot;,&quot;;[Prices.T7];&quot;,&quot;;[Prices.U7];&quot;,&quot;;[Prices.V7];&quot;,&quot;;[Prices.W7];&quot;,&quot;;[Prices.X7];&quot;,&quot;;[Prices.Y7];&quot;,&quot;;[Prices.Z7];&quot;,&quot;;[Prices.AA7];&quot;,&quot;)" office:value-type="string" office:string-value="0,0,0,0,83,43,0,25,69,30,0,61,0,0,281,170,0,0,0,34,83,39,1,0," calcext:value-type="string">
            <text:p>0,0,0,0,83,43,0,25,69,30,0,61,0,0,281,170,0,0,0,34,83,39,1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;[Prices.P8];&quot;,&quot;;[Prices.Q8];&quot;,&quot;;[Prices.R8];&quot;,&quot;;[Prices.S8];&quot;,&quot;;[Prices.T8];&quot;,&quot;;[Prices.U8];&quot;,&quot;;[Prices.V8];&quot;,&quot;;[Prices.W8];&quot;,&quot;;[Prices.X8];&quot;,&quot;;[Prices.Y8];&quot;,&quot;;[Prices.Z8];&quot;,&quot;;[Prices.AA8];&quot;,&quot;)" office:value-type="string" office:string-value="256,0,116,0,83,43,0,0,69,30,0,61,0,0,0,180,0,0,10,0,0,39,1,150," calcext:value-type="string">
            <text:p>256,0,116,0,83,43,0,0,69,30,0,61,0,0,0,180,0,0,10,0,0,39,1,15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;[Prices.P9];&quot;,&quot;;[Prices.Q9];&quot;,&quot;;[Prices.R9];&quot;,&quot;;[Prices.S9];&quot;,&quot;;[Prices.T9];&quot;,&quot;;[Prices.U9];&quot;,&quot;;[Prices.V9];&quot;,&quot;;[Prices.W9];&quot;,&quot;;[Prices.X9];&quot;,&quot;;[Prices.Y9];&quot;,&quot;;[Prices.Z9];&quot;,&quot;;[Prices.AA9];&quot;,&quot;)" office:value-type="string" office:string-value="0,0,118,0,0,0,15,0,0,30,16,0,13,15,0,178,14,0,0,34,0,0,0,160," calcext:value-type="string">
            <text:p>0,0,118,0,0,0,15,0,0,30,16,0,13,15,0,178,14,0,0,34,0,0,0,16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;[Prices.P10];&quot;,&quot;;[Prices.Q10];&quot;,&quot;;[Prices.R10];&quot;,&quot;;[Prices.S10];&quot;,&quot;;[Prices.T10];&quot;,&quot;;[Prices.U10];&quot;,&quot;;[Prices.V10];&quot;,&quot;;[Prices.W10];&quot;,&quot;;[Prices.X10];&quot;,&quot;;[Prices.Y10];&quot;,&quot;;[Prices.Z10];&quot;,&quot;;[Prices.AA10];&quot;,&quot;)" office:value-type="string" office:string-value="0,12,97,0,0,0,17,0,0,30,0,0,11,0,0,180,14,0,0,34,0,0,1,146," calcext:value-type="string">
            <text:p>0,12,97,0,0,0,17,0,0,30,0,0,11,0,0,180,14,0,0,34,0,0,1,146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;[Prices.P11];&quot;,&quot;;[Prices.Q11];&quot;,&quot;;[Prices.R11];&quot;,&quot;;[Prices.S11];&quot;,&quot;;[Prices.T11];&quot;,&quot;;[Prices.U11];&quot;,&quot;;[Prices.V11];&quot;,&quot;;[Prices.W11];&quot;,&quot;;[Prices.X11];&quot;,&quot;;[Prices.Y11];&quot;,&quot;;[Prices.Z11];&quot;,&quot;;[Prices.AA11];&quot;,&quot;)" office:value-type="string" office:string-value="245,0,118,0,0,42,0,0,0,30,0,57,0,0,0,178,14,13,0,34,0,37,1,240," calcext:value-type="string">
            <text:p>245,0,118,0,0,42,0,0,0,30,0,57,0,0,0,178,14,13,0,34,0,37,1,24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;[Prices.P12];&quot;,&quot;;[Prices.Q12];&quot;,&quot;;[Prices.R12];&quot;,&quot;;[Prices.S12];&quot;,&quot;;[Prices.T12];&quot;,&quot;;[Prices.U12];&quot;,&quot;;[Prices.V12];&quot;,&quot;;[Prices.W12];&quot;,&quot;;[Prices.X12];&quot;,&quot;;[Prices.Y12];&quot;,&quot;;[Prices.Z12];&quot;,&quot;;[Prices.AA12];&quot;,&quot;)" office:value-type="string" office:string-value="243,0,118,0,0,31,0,24,0,30,0,0,0,0,0,178,14,12,0,34,0,35,0,240," calcext:value-type="string">
            <text:p>243,0,118,0,0,31,0,24,0,30,0,0,0,0,0,178,14,12,0,34,0,35,0,24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;[Prices.P13];&quot;,&quot;;[Prices.Q13];&quot;,&quot;;[Prices.R13];&quot;,&quot;;[Prices.S13];&quot;,&quot;;[Prices.T13];&quot;,&quot;;[Prices.U13];&quot;,&quot;;[Prices.V13];&quot;,&quot;;[Prices.W13];&quot;,&quot;;[Prices.X13];&quot;,&quot;;[Prices.Y13];&quot;,&quot;;[Prices.Z13];&quot;,&quot;;[Prices.AA13];&quot;,&quot;)" office:value-type="string" office:string-value="0,35,0,0,0,0,17,0,0,20,0,0,15,0,0,0,10,0,0,22,0,0,3,0," calcext:value-type="string">
            <text:p>0,35,0,0,0,0,17,0,0,20,0,0,15,0,0,0,10,0,0,22,0,0,3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;[Prices.P14];&quot;,&quot;;[Prices.Q14];&quot;,&quot;;[Prices.R14];&quot;,&quot;;[Prices.S14];&quot;,&quot;;[Prices.T14];&quot;,&quot;;[Prices.U14];&quot;,&quot;;[Prices.V14];&quot;,&quot;;[Prices.W14];&quot;,&quot;;[Prices.X14];&quot;,&quot;;[Prices.Y14];&quot;,&quot;;[Prices.Z14];&quot;,&quot;;[Prices.AA14];&quot;,&quot;)" office:value-type="string" office:string-value="0,31,0,22,0,42,0,0,0,0,0,68,0,0,0,176,0,0,8,0,0,0,0,0," calcext:value-type="string">
            <text:p>0,31,0,22,0,42,0,0,0,0,0,68,0,0,0,176,0,0,8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;[Prices.P15];&quot;,&quot;;[Prices.Q15];&quot;,&quot;;[Prices.R15];&quot;,&quot;;[Prices.S15];&quot;,&quot;;[Prices.T15];&quot;,&quot;;[Prices.U15];&quot;,&quot;;[Prices.V15];&quot;,&quot;;[Prices.W15];&quot;,&quot;;[Prices.X15];&quot;,&quot;;[Prices.Y15];&quot;,&quot;;[Prices.Z15];&quot;,&quot;;[Prices.AA15];&quot;,&quot;)" office:value-type="string" office:string-value="0,0,0,0,0,0,0,0,0,34,15,0,8,13,0,0,10,0,0,24,0,0,3,0," calcext:value-type="string">
            <text:p>0,0,0,0,0,0,0,0,0,34,15,0,8,13,0,0,10,0,0,24,0,0,3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;[Prices.P16];&quot;,&quot;;[Prices.Q16];&quot;,&quot;;[Prices.R16];&quot;,&quot;;[Prices.S16];&quot;,&quot;;[Prices.T16];&quot;,&quot;;[Prices.U16];&quot;,&quot;;[Prices.V16];&quot;,&quot;;[Prices.W16];&quot;,&quot;;[Prices.X16];&quot;,&quot;;[Prices.Y16];&quot;,&quot;;[Prices.Z16];&quot;,&quot;;[Prices.AA16];&quot;,&quot;)" office:value-type="string" office:string-value="225,0,0,0,0,0,0,22,39,0,0,0,0,16,0,0,14,21,18,0,0,0,2,0," calcext:value-type="string">
            <text:p>225,0,0,0,0,0,0,22,39,0,0,0,0,16,0,0,14,21,18,0,0,0,2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;[Prices.P17];&quot;,&quot;;[Prices.Q17];&quot;,&quot;;[Prices.R17];&quot;,&quot;;[Prices.S17];&quot;,&quot;;[Prices.T17];&quot;,&quot;;[Prices.U17];&quot;,&quot;;[Prices.V17];&quot;,&quot;;[Prices.W17];&quot;,&quot;;[Prices.X17];&quot;,&quot;;[Prices.Y17];&quot;,&quot;;[Prices.Z17];&quot;,&quot;;[Prices.AA17];&quot;,&quot;)" office:value-type="string" office:string-value="225,26,0,0,0,0,0,27,0,27,18,0,14,10,0,0,0,21,20,0,0,0,1,249," calcext:value-type="string">
            <text:p>225,26,0,0,0,0,0,27,0,27,18,0,14,10,0,0,0,21,20,0,0,0,1,249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;[Prices.P18];&quot;,&quot;;[Prices.Q18];&quot;,&quot;;[Prices.R18];&quot;,&quot;;[Prices.S18];&quot;,&quot;;[Prices.T18];&quot;,&quot;;[Prices.U18];&quot;,&quot;;[Prices.V18];&quot;,&quot;;[Prices.W18];&quot;,&quot;;[Prices.X18];&quot;,&quot;;[Prices.Y18];&quot;,&quot;;[Prices.Z18];&quot;,&quot;;[Prices.AA18];&quot;,&quot;)" office:value-type="string" office:string-value="205,0,125,0,78,49,0,0,46,38,0,61,0,0,291,195,0,0,0,0,78,47,0,280," calcext:value-type="string">
            <text:p>205,0,125,0,78,49,0,0,46,38,0,61,0,0,291,195,0,0,0,0,78,47,0,280,</text:p>
          </table:table-cell>
        </table:table-row>
        <table:table-row table:style-name="ro1">
          <table:table-cell table:formula="of:=COM.MICROSOFT.CONCAT([Prices.D19];&quot;,&quot;;[Prices.E19];&quot;,&quot;;[Prices.F19];&quot;,&quot;;[Prices.G19];&quot;,&quot;;[Prices.H19];&quot;,&quot;;[Prices.I19];&quot;,&quot;;[Prices.J19];&quot;,&quot;;[Prices.K19];&quot;,&quot;;[Prices.L19];&quot;,&quot;;[Prices.M19];&quot;,&quot;;[Prices.N19];&quot;,&quot;;[Prices.O19];&quot;,&quot;;[Prices.P19];&quot;,&quot;;[Prices.Q19];&quot;,&quot;;[Prices.R19];&quot;,&quot;;[Prices.S19];&quot;,&quot;;[Prices.T19];&quot;,&quot;;[Prices.U19];&quot;,&quot;;[Prices.V19];&quot;,&quot;;[Prices.W19];&quot;,&quot;;[Prices.X19];&quot;,&quot;;[Prices.Y19];&quot;,&quot;;[Prices.Z19];&quot;,&quot;;[Prices.AA19];&quot;,&quot;)" office:value-type="string" office:string-value="0,0,0,22,73,38,0,0,44,36,0,61,0,0,291,181,0,0,20,0,89,47,0,249," calcext:value-type="string">
            <text:p>0,0,0,22,73,38,0,0,44,36,0,61,0,0,291,181,0,0,20,0,89,47,0,249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;[Prices.P20];&quot;,&quot;;[Prices.Q20];&quot;,&quot;;[Prices.R20];&quot;,&quot;;[Prices.S20];&quot;,&quot;;[Prices.T20];&quot;,&quot;;[Prices.U20];&quot;,&quot;;[Prices.V20];&quot;,&quot;;[Prices.W20];&quot;,&quot;;[Prices.X20];&quot;,&quot;;[Prices.Y20];&quot;,&quot;;[Prices.Z20];&quot;,&quot;;[Prices.AA20];&quot;,&quot;)" office:value-type="string" office:string-value="0,0,118,12,0,42,10,0,39,37,0,0,0,0,0,181,14,0,0,0,0,0,1,249," calcext:value-type="string">
            <text:p>0,0,118,12,0,42,10,0,39,37,0,0,0,0,0,181,14,0,0,0,0,0,1,249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1];&quot;,&quot;;[Prices.K21];&quot;,&quot;;[Prices.L21];&quot;,&quot;;[Prices.M21];&quot;,&quot;;[Prices.N21];&quot;,&quot;;[Prices.O21];&quot;,&quot;;[Prices.P21];&quot;,&quot;;[Prices.Q21];&quot;,&quot;;[Prices.R21];&quot;,&quot;;[Prices.S21];&quot;,&quot;;[Prices.T21];&quot;,&quot;;[Prices.U21];&quot;,&quot;;[Prices.V21];&quot;,&quot;;[Prices.W21];&quot;,&quot;;[Prices.X21];&quot;,&quot;;[Prices.Y21];&quot;,&quot;;[Prices.Z21];&quot;,&quot;;[Prices.AA21];&quot;,&quot;)" office:value-type="string" office:string-value="0,26,118,12,0,0,0,0,0,37,0,56,0,0,0,181,14,0,0,0,0,0,1,249," calcext:value-type="string">
            <text:p>0,26,118,12,0,0,0,0,0,37,0,56,0,0,0,181,14,0,0,0,0,0,1,249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;[Prices.P22];&quot;,&quot;;[Prices.Q22];&quot;,&quot;;[Prices.R22];&quot;,&quot;;[Prices.S22];&quot;,&quot;;[Prices.T22];&quot;,&quot;;[Prices.U22];&quot;,&quot;;[Prices.V22];&quot;,&quot;;[Prices.W22];&quot;,&quot;;[Prices.X22];&quot;,&quot;;[Prices.Y22];&quot;,&quot;;[Prices.Z22];&quot;,&quot;;[Prices.AA22];&quot;,&quot;)" office:value-type="string" office:string-value="0,26,0,0,0,0,10,23,0,0,22,61,11,10,271,0,14,33,0,0,89,0,0,240," calcext:value-type="string">
            <text:p>0,26,0,0,0,0,10,23,0,0,22,61,11,10,271,0,14,33,0,0,89,0,0,24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;&quot;,&quot;;[Prices.P23];&quot;,&quot;;[Prices.Q23];&quot;,&quot;;[Prices.R23];&quot;,&quot;;[Prices.S23];&quot;,&quot;;[Prices.T23];&quot;,&quot;;[Prices.U23];&quot;,&quot;;[Prices.V23];&quot;,&quot;;[Prices.W23];&quot;,&quot;;[Prices.X23];&quot;,&quot;;[Prices.Y23];&quot;,&quot;;[Prices.Z23];&quot;,&quot;;[Prices.AA23])" office:value-type="string" office:string-value="0,0,0,22,0,0,11,25,0,40,24,0,12,16,281,185,16,0,0,36,99,0,0,0" calcext:value-type="string">
            <text:p>0,0,0,22,0,0,11,25,0,40,24,0,12,16,281,185,16,0,0,36,99,0,0,0</text:p>
          </table:table-cell>
        </table:table-row>
      </table:table>
      <table:table table:name="Array Quantity" table:style-name="ta1">
        <table:table-column table:style-name="co8" table:default-cell-style-name="Default"/>
        <table:table-row table:style-name="ro1">
          <table:table-cell table:formula="of:=COM.MICROSOFT.CONCAT([Quantity.D3];&quot;,&quot;;[Quantity.E3];&quot;,&quot;;[Quantity.F3];&quot;,&quot;;[Quantity.G3];&quot;,&quot;;[Quantity.H3];&quot;,&quot;;[Quantity.I3];&quot;,&quot;;[Quantity.J3];&quot;,&quot;;[Quantity.K3];&quot;,&quot;;[Quantity.L3];&quot;,&quot;;[Quantity.M3];&quot;,&quot;;[Quantity.N3];&quot;,&quot;;[Quantity.O3];&quot;,&quot;;[Quantity.P3];&quot;,&quot;;[Quantity.Q3];&quot;,&quot;;[Quantity.R3];&quot;,&quot;;[Quantity.S3];&quot;,&quot;;[Quantity.T3];&quot;,&quot;;[Quantity.U3];&quot;,&quot;;[Quantity.V3];&quot;,&quot;;[Quantity.W3];&quot;,&quot;;[Quantity.X3];&quot;,&quot;;[Quantity.Y3];&quot;,&quot;;[Quantity.Z3];&quot;,&quot;;[Quantity.AA3];&quot;,&quot;)" office:value-type="string" office:string-value="0,0,0,0,5000,5000,0,5000,0,1000,0,0,0,0,0,5000,0,0,0,5000,2000,0,10000,0," calcext:value-type="string">
            <text:p>0,0,0,0,5000,5000,0,5000,0,1000,0,0,0,0,0,5000,0,0,0,5000,2000,0,10000,0,</text:p>
          </table:table-cell>
        </table:table-row>
        <table:table-row table:style-name="ro1">
          <table:table-cell table:formula="of:=COM.MICROSOFT.CONCAT([Quantity.D4];&quot;,&quot;;[Quantity.E4];&quot;,&quot;;[Quantity.F4];&quot;,&quot;;[Quantity.G4];&quot;,&quot;;[Quantity.H4];&quot;,&quot;;[Quantity.I4];&quot;,&quot;;[Quantity.J4];&quot;,&quot;;[Quantity.K4];&quot;,&quot;;[Quantity.L4];&quot;,&quot;;[Quantity.M4];&quot;,&quot;;[Quantity.N4];&quot;,&quot;;[Quantity.O4];&quot;,&quot;;[Quantity.P4];&quot;,&quot;;[Quantity.Q4];&quot;,&quot;;[Quantity.R4];&quot;,&quot;;[Quantity.S4];&quot;,&quot;;[Quantity.T4];&quot;,&quot;;[Quantity.U4];&quot;,&quot;;[Quantity.V4];&quot;,&quot;;[Quantity.W4];&quot;,&quot;;[Quantity.X4];&quot;,&quot;;[Quantity.Y4];&quot;,&quot;;[Quantity.Z4];&quot;,&quot;;[Quantity.AA4];&quot;,&quot;)" office:value-type="string" office:string-value="0,0,0,0,0,0,0,0,0,0,0,0,0,0,0,0,0,0,0,0,0,0,10000,0," calcext:value-type="string">
            <text:p>0,0,0,0,0,0,0,0,0,0,0,0,0,0,0,0,0,0,0,0,0,0,10000,0,</text:p>
          </table:table-cell>
        </table:table-row>
        <table:table-row table:style-name="ro1">
          <table:table-cell table:formula="of:=COM.MICROSOFT.CONCAT([Quantity.D5];&quot;,&quot;;[Quantity.E5];&quot;,&quot;;[Quantity.F5];&quot;,&quot;;[Quantity.G5];&quot;,&quot;;[Quantity.H5];&quot;,&quot;;[Quantity.I5];&quot;,&quot;;[Quantity.J5];&quot;,&quot;;[Quantity.K5];&quot;,&quot;;[Quantity.L5];&quot;,&quot;;[Quantity.M5];&quot;,&quot;;[Quantity.N5];&quot;,&quot;;[Quantity.O5];&quot;,&quot;;[Quantity.P5];&quot;,&quot;;[Quantity.Q5];&quot;,&quot;;[Quantity.R5];&quot;,&quot;;[Quantity.S5];&quot;,&quot;;[Quantity.T5];&quot;,&quot;;[Quantity.U5];&quot;,&quot;;[Quantity.V5];&quot;,&quot;;[Quantity.W5];&quot;,&quot;;[Quantity.X5];&quot;,&quot;;[Quantity.Y5];&quot;,&quot;;[Quantity.Z5];&quot;,&quot;;[Quantity.AA5];&quot;,&quot;)" office:value-type="string" office:string-value="0,0,0,0,0,0,5000,0,0,0,5000,0,2500,2500,0,0,0,0,0,0,0,0,10000,0," calcext:value-type="string">
            <text:p>0,0,0,0,0,0,5000,0,0,0,5000,0,2500,2500,0,0,0,0,0,0,0,0,10000,0,</text:p>
          </table:table-cell>
        </table:table-row>
        <table:table-row table:style-name="ro1">
          <table:table-cell table:formula="of:=COM.MICROSOFT.CONCAT([Quantity.D6];&quot;,&quot;;[Quantity.E6];&quot;,&quot;;[Quantity.F6];&quot;,&quot;;[Quantity.G6];&quot;,&quot;;[Quantity.H6];&quot;,&quot;;[Quantity.I6];&quot;,&quot;;[Quantity.J6];&quot;,&quot;;[Quantity.K6];&quot;,&quot;;[Quantity.L6];&quot;,&quot;;[Quantity.M6];&quot;,&quot;;[Quantity.N6];&quot;,&quot;;[Quantity.O6];&quot;,&quot;;[Quantity.P6];&quot;,&quot;;[Quantity.Q6];&quot;,&quot;;[Quantity.R6];&quot;,&quot;;[Quantity.S6];&quot;,&quot;;[Quantity.T6];&quot;,&quot;;[Quantity.U6];&quot;,&quot;;[Quantity.V6];&quot;,&quot;;[Quantity.W6];&quot;,&quot;;[Quantity.X6];&quot;,&quot;;[Quantity.Y6];&quot;,&quot;;[Quantity.Z6];&quot;,&quot;;[Quantity.AA6];&quot;,&quot;)" office:value-type="string" office:string-value="0,2500,1000,0,0,0,0,0,0,0,0,0,0,0,0,0,0,0,0,0,0,0,10000,1000," calcext:value-type="string">
            <text:p>0,2500,1000,0,0,0,0,0,0,0,0,0,0,0,0,0,0,0,0,0,0,0,10000,1000,</text:p>
          </table:table-cell>
        </table:table-row>
        <table:table-row table:style-name="ro1">
          <table:table-cell table:formula="of:=COM.MICROSOFT.CONCAT([Quantity.D7];&quot;,&quot;;[Quantity.E7];&quot;,&quot;;[Quantity.F7];&quot;,&quot;;[Quantity.G7];&quot;,&quot;;[Quantity.H7];&quot;,&quot;;[Quantity.I7];&quot;,&quot;;[Quantity.J7];&quot;,&quot;;[Quantity.K7];&quot;,&quot;;[Quantity.L7];&quot;,&quot;;[Quantity.M7];&quot;,&quot;;[Quantity.N7];&quot;,&quot;;[Quantity.O7];&quot;,&quot;;[Quantity.P7];&quot;,&quot;;[Quantity.Q7];&quot;,&quot;;[Quantity.R7];&quot;,&quot;;[Quantity.S7];&quot;,&quot;;[Quantity.T7];&quot;,&quot;;[Quantity.U7];&quot;,&quot;;[Quantity.V7];&quot;,&quot;;[Quantity.W7];&quot;,&quot;;[Quantity.X7];&quot;,&quot;;[Quantity.Y7];&quot;,&quot;;[Quantity.Z7];&quot;,&quot;;[Quantity.AA7];&quot;,&quot;)" office:value-type="string" office:string-value="5000,0,0,0,0,2500,0,0,0,0,0,5000,0,0,0,0,0,2500,0,0,0,5000,10000,0," calcext:value-type="string">
            <text:p>5000,0,0,0,0,2500,0,0,0,0,0,5000,0,0,0,0,0,2500,0,0,0,5000,10000,0,</text:p>
          </table:table-cell>
        </table:table-row>
        <table:table-row table:style-name="ro1">
          <table:table-cell table:formula="of:=COM.MICROSOFT.CONCAT([Quantity.D8];&quot;,&quot;;[Quantity.E8];&quot;,&quot;;[Quantity.F8];&quot;,&quot;;[Quantity.G8];&quot;,&quot;;[Quantity.H8];&quot;,&quot;;[Quantity.I8];&quot;,&quot;;[Quantity.J8];&quot;,&quot;;[Quantity.K8];&quot;,&quot;;[Quantity.L8];&quot;,&quot;;[Quantity.M8];&quot;,&quot;;[Quantity.N8];&quot;,&quot;;[Quantity.O8];&quot;,&quot;;[Quantity.P8];&quot;,&quot;;[Quantity.Q8];&quot;,&quot;;[Quantity.R8];&quot;,&quot;;[Quantity.S8];&quot;,&quot;;[Quantity.T8];&quot;,&quot;;[Quantity.U8];&quot;,&quot;;[Quantity.V8];&quot;,&quot;;[Quantity.W8];&quot;,&quot;;[Quantity.X8];&quot;,&quot;;[Quantity.Y8];&quot;,&quot;;[Quantity.Z8];&quot;,&quot;;[Quantity.AA8];&quot;,&quot;)" office:value-type="string" office:string-value="2500,0,0,0,0,2500,0,2500,0,0,0,0,0,0,0,0,0,5000,0,0,0,2500,10000,0," calcext:value-type="string">
            <text:p>2500,0,0,0,0,2500,0,2500,0,0,0,0,0,0,0,0,0,5000,0,0,0,2500,10000,0,</text:p>
          </table:table-cell>
        </table:table-row>
        <table:table-row table:style-name="ro1">
          <table:table-cell table:formula="of:=COM.MICROSOFT.CONCAT([Quantity.D9];&quot;,&quot;;[Quantity.E9];&quot;,&quot;;[Quantity.F9];&quot;,&quot;;[Quantity.G9];&quot;,&quot;;[Quantity.H9];&quot;,&quot;;[Quantity.I9];&quot;,&quot;;[Quantity.J9];&quot;,&quot;;[Quantity.K9];&quot;,&quot;;[Quantity.L9];&quot;,&quot;;[Quantity.M9];&quot;,&quot;;[Quantity.N9];&quot;,&quot;;[Quantity.O9];&quot;,&quot;;[Quantity.P9];&quot;,&quot;;[Quantity.Q9];&quot;,&quot;;[Quantity.R9];&quot;,&quot;;[Quantity.S9];&quot;,&quot;;[Quantity.T9];&quot;,&quot;;[Quantity.U9];&quot;,&quot;;[Quantity.V9];&quot;,&quot;;[Quantity.W9];&quot;,&quot;;[Quantity.X9];&quot;,&quot;;[Quantity.Y9];&quot;,&quot;;[Quantity.Z9];&quot;,&quot;;[Quantity.AA9];&quot;,&quot;)" office:value-type="string" office:string-value="0,0,0,0,0,0,0,0,0,5000,0,0,2500,0,0,0,5000,0,0,2500,0,0,0,0," calcext:value-type="string">
            <text:p>0,0,0,0,0,0,0,0,0,5000,0,0,2500,0,0,0,5000,0,0,2500,0,0,0,0,</text:p>
          </table:table-cell>
        </table:table-row>
        <table:table-row table:style-name="ro1">
          <table:table-cell table:formula="of:=COM.MICROSOFT.CONCAT([Quantity.D10];&quot;,&quot;;[Quantity.E10];&quot;,&quot;;[Quantity.F10];&quot;,&quot;;[Quantity.G10];&quot;,&quot;;[Quantity.H10];&quot;,&quot;;[Quantity.I10];&quot;,&quot;;[Quantity.J10];&quot;,&quot;;[Quantity.K10];&quot;,&quot;;[Quantity.L10];&quot;,&quot;;[Quantity.M10];&quot;,&quot;;[Quantity.N10];&quot;,&quot;;[Quantity.O10];&quot;,&quot;;[Quantity.P10];&quot;,&quot;;[Quantity.Q10];&quot;,&quot;;[Quantity.R10];&quot;,&quot;;[Quantity.S10];&quot;,&quot;;[Quantity.T10];&quot;,&quot;;[Quantity.U10];&quot;,&quot;;[Quantity.V10];&quot;,&quot;;[Quantity.W10];&quot;,&quot;;[Quantity.X10];&quot;,&quot;;[Quantity.Y10];&quot;,&quot;;[Quantity.Z10];&quot;,&quot;;[Quantity.AA10];&quot;,&quot;)" office:value-type="string" office:string-value="0,1000,0,0,0,0,0,0,0,0,0,0,0,0,0,2500,0,0,5000,0,0,0,10000,0," calcext:value-type="string">
            <text:p>0,1000,0,0,0,0,0,0,0,0,0,0,0,0,0,2500,0,0,5000,0,0,0,10000,0,</text:p>
          </table:table-cell>
        </table:table-row>
        <table:table-row table:style-name="ro1">
          <table:table-cell table:formula="of:=COM.MICROSOFT.CONCAT([Quantity.D11];&quot;,&quot;;[Quantity.E11];&quot;,&quot;;[Quantity.F11];&quot;,&quot;;[Quantity.G11];&quot;,&quot;;[Quantity.H11];&quot;,&quot;;[Quantity.I11];&quot;,&quot;;[Quantity.J11];&quot;,&quot;;[Quantity.K11];&quot;,&quot;;[Quantity.L11];&quot;,&quot;;[Quantity.M11];&quot;,&quot;;[Quantity.N11];&quot;,&quot;;[Quantity.O11];&quot;,&quot;;[Quantity.P11];&quot;,&quot;;[Quantity.Q11];&quot;,&quot;;[Quantity.R11];&quot;,&quot;;[Quantity.S11];&quot;,&quot;;[Quantity.T11];&quot;,&quot;;[Quantity.U11];&quot;,&quot;;[Quantity.V11];&quot;,&quot;;[Quantity.W11];&quot;,&quot;;[Quantity.X11];&quot;,&quot;;[Quantity.Y11];&quot;,&quot;;[Quantity.Z11];&quot;,&quot;;[Quantity.AA11];&quot;,&quot;)" office:value-type="string" office:string-value="0,0,0,0,0,0,0,0,0,2500,500,0,2500,2500,0,0,5000,0,0,2500,0,0,10000,0," calcext:value-type="string">
            <text:p>0,0,0,0,0,0,0,0,0,2500,500,0,2500,2500,0,0,5000,0,0,2500,0,0,10000,0,</text:p>
          </table:table-cell>
        </table:table-row>
        <table:table-row table:style-name="ro1">
          <table:table-cell table:formula="of:=COM.MICROSOFT.CONCAT([Quantity.D12];&quot;,&quot;;[Quantity.E12];&quot;,&quot;;[Quantity.F12];&quot;,&quot;;[Quantity.G12];&quot;,&quot;;[Quantity.H12];&quot;,&quot;;[Quantity.I12];&quot;,&quot;;[Quantity.J12];&quot;,&quot;;[Quantity.K12];&quot;,&quot;;[Quantity.L12];&quot;,&quot;;[Quantity.M12];&quot;,&quot;;[Quantity.N12];&quot;,&quot;;[Quantity.O12];&quot;,&quot;;[Quantity.P12];&quot;,&quot;;[Quantity.Q12];&quot;,&quot;;[Quantity.R12];&quot;,&quot;;[Quantity.S12];&quot;,&quot;;[Quantity.T12];&quot;,&quot;;[Quantity.U12];&quot;,&quot;;[Quantity.V12];&quot;,&quot;;[Quantity.W12];&quot;,&quot;;[Quantity.X12];&quot;,&quot;;[Quantity.Y12];&quot;,&quot;;[Quantity.Z12];&quot;,&quot;;[Quantity.AA12];&quot;,&quot;)" office:value-type="string" office:string-value="5000,0,0,0,0,0,0,1500,0,0,0,0,0,1000,0,0,0,0,5000,0,0,0,10000,0," calcext:value-type="string">
            <text:p>5000,0,0,0,0,0,0,1500,0,0,0,0,0,1000,0,0,0,0,5000,0,0,0,10000,0,</text:p>
          </table:table-cell>
        </table:table-row>
        <table:table-row table:style-name="ro1">
          <table:table-cell table:formula="of:=COM.MICROSOFT.CONCAT([Quantity.D13];&quot;,&quot;;[Quantity.E13];&quot;,&quot;;[Quantity.F13];&quot;,&quot;;[Quantity.G13];&quot;,&quot;;[Quantity.H13];&quot;,&quot;;[Quantity.I13];&quot;,&quot;;[Quantity.J13];&quot;,&quot;;[Quantity.K13];&quot;,&quot;;[Quantity.L13];&quot;,&quot;;[Quantity.M13];&quot;,&quot;;[Quantity.N13];&quot;,&quot;;[Quantity.O13];&quot;,&quot;;[Quantity.P13];&quot;,&quot;;[Quantity.Q13];&quot;,&quot;;[Quantity.R13];&quot;,&quot;;[Quantity.S13];&quot;,&quot;;[Quantity.T13];&quot;,&quot;;[Quantity.U13];&quot;,&quot;;[Quantity.V13];&quot;,&quot;;[Quantity.W13];&quot;,&quot;;[Quantity.X13];&quot;,&quot;;[Quantity.Y13];&quot;,&quot;;[Quantity.Z13];&quot;,&quot;;[Quantity.AA13];&quot;,&quot;)" office:value-type="string" office:string-value="0,2500,0,0,0,0,0,0,0,0,0,0,0,0,0,0,0,0,2500,0,0,0,10000,0," calcext:value-type="string">
            <text:p>0,2500,0,0,0,0,0,0,0,0,0,0,0,0,0,0,0,0,2500,0,0,0,10000,0,</text:p>
          </table:table-cell>
        </table:table-row>
        <table:table-row table:style-name="ro1">
          <table:table-cell table:formula="of:=COM.MICROSOFT.CONCAT([Quantity.D14];&quot;,&quot;;[Quantity.E14];&quot;,&quot;;[Quantity.F14];&quot;,&quot;;[Quantity.G14];&quot;,&quot;;[Quantity.H14];&quot;,&quot;;[Quantity.I14];&quot;,&quot;;[Quantity.J14];&quot;,&quot;;[Quantity.K14];&quot;,&quot;;[Quantity.L14];&quot;,&quot;;[Quantity.M14];&quot;,&quot;;[Quantity.N14];&quot;,&quot;;[Quantity.O14];&quot;,&quot;;[Quantity.P14];&quot;,&quot;;[Quantity.Q14];&quot;,&quot;;[Quantity.R14];&quot;,&quot;;[Quantity.S14];&quot;,&quot;;[Quantity.T14];&quot;,&quot;;[Quantity.U14];&quot;,&quot;;[Quantity.V14];&quot;,&quot;;[Quantity.W14];&quot;,&quot;;[Quantity.X14];&quot;,&quot;;[Quantity.Y14];&quot;,&quot;;[Quantity.Z14];&quot;,&quot;;[Quantity.AA14];&quot;,&quot;)" office:value-type="string" office:string-value="5000,0,0,0,5000,5000,0,0,5000,100,0,500,0,0,5000,1000,0,0,0,0,5000,2000,0,0," calcext:value-type="string">
            <text:p>5000,0,0,0,5000,5000,0,0,5000,100,0,500,0,0,5000,1000,0,0,0,0,5000,2000,0,0,</text:p>
          </table:table-cell>
        </table:table-row>
        <table:table-row table:style-name="ro1">
          <table:table-cell table:formula="of:=COM.MICROSOFT.CONCAT([Quantity.D15];&quot;,&quot;;[Quantity.E15];&quot;,&quot;;[Quantity.F15];&quot;,&quot;;[Quantity.G15];&quot;,&quot;;[Quantity.H15];&quot;,&quot;;[Quantity.I15];&quot;,&quot;;[Quantity.J15];&quot;,&quot;;[Quantity.K15];&quot;,&quot;;[Quantity.L15];&quot;,&quot;;[Quantity.M15];&quot;,&quot;;[Quantity.N15];&quot;,&quot;;[Quantity.O15];&quot;,&quot;;[Quantity.P15];&quot;,&quot;;[Quantity.Q15];&quot;,&quot;;[Quantity.R15];&quot;,&quot;;[Quantity.S15];&quot;,&quot;;[Quantity.T15];&quot;,&quot;;[Quantity.U15];&quot;,&quot;;[Quantity.V15];&quot;,&quot;;[Quantity.W15];&quot;,&quot;;[Quantity.X15];&quot;,&quot;;[Quantity.Y15];&quot;,&quot;;[Quantity.Z15];&quot;,&quot;;[Quantity.AA15];&quot;,&quot;)" office:value-type="string" office:string-value="1000,0,0,0,1000,1000,0,0,1000,1000,0,1000,0,0,1000,1000,0,0,0,0,1000,1000,0,0," calcext:value-type="string">
            <text:p>1000,0,0,0,1000,1000,0,0,1000,1000,0,1000,0,0,1000,1000,0,0,0,0,1000,1000,0,0,</text:p>
          </table:table-cell>
        </table:table-row>
        <table:table-row table:style-name="ro1">
          <table:table-cell table:formula="of:=COM.MICROSOFT.CONCAT([Quantity.D16];&quot;,&quot;;[Quantity.E16];&quot;,&quot;;[Quantity.F16];&quot;,&quot;;[Quantity.G16];&quot;,&quot;;[Quantity.H16];&quot;,&quot;;[Quantity.I16];&quot;,&quot;;[Quantity.J16];&quot;,&quot;;[Quantity.K16];&quot;,&quot;;[Quantity.L16];&quot;,&quot;;[Quantity.M16];&quot;,&quot;;[Quantity.N16];&quot;,&quot;;[Quantity.O16];&quot;,&quot;;[Quantity.P16];&quot;,&quot;;[Quantity.Q16];&quot;,&quot;;[Quantity.R16];&quot;,&quot;;[Quantity.S16];&quot;,&quot;;[Quantity.T16];&quot;,&quot;;[Quantity.U16];&quot;,&quot;;[Quantity.V16];&quot;,&quot;;[Quantity.W16];&quot;,&quot;;[Quantity.X16];&quot;,&quot;;[Quantity.Y16];&quot;,&quot;;[Quantity.Z16];&quot;,&quot;;[Quantity.AA16];&quot;,&quot;)" office:value-type="string" office:string-value="0,0,0,5000,0,0,0,0,2500,0,0,0,0,0,0,0,0,0,0,0,0,0,10000,0," calcext:value-type="string">
            <text:p>0,0,0,5000,0,0,0,0,2500,0,0,0,0,0,0,0,0,0,0,0,0,0,10000,0,</text:p>
          </table:table-cell>
        </table:table-row>
        <table:table-row table:style-name="ro1">
          <table:table-cell table:formula="of:=COM.MICROSOFT.CONCAT([Quantity.D17];&quot;,&quot;;[Quantity.E17];&quot;,&quot;;[Quantity.F17];&quot;,&quot;;[Quantity.G17];&quot;,&quot;;[Quantity.H17];&quot;,&quot;;[Quantity.I17];&quot;,&quot;;[Quantity.J17];&quot;,&quot;;[Quantity.K17];&quot;,&quot;;[Quantity.L17];&quot;,&quot;;[Quantity.M17];&quot;,&quot;;[Quantity.N17];&quot;,&quot;;[Quantity.O17];&quot;,&quot;;[Quantity.P17];&quot;,&quot;;[Quantity.Q17];&quot;,&quot;;[Quantity.R17];&quot;,&quot;;[Quantity.S17];&quot;,&quot;;[Quantity.T17];&quot;,&quot;;[Quantity.U17];&quot;,&quot;;[Quantity.V17];&quot;,&quot;;[Quantity.W17];&quot;,&quot;;[Quantity.X17];&quot;,&quot;;[Quantity.Y17];&quot;,&quot;;[Quantity.Z17];&quot;,&quot;;[Quantity.AA17];&quot;,&quot;)" office:value-type="string" office:string-value="0,500,0,5000,0,0,0,0,0,0,0,5000,0,0,0,0,0,0,0,0,0,0,10000,0," calcext:value-type="string">
            <text:p>0,500,0,5000,0,0,0,0,0,0,0,5000,0,0,0,0,0,0,0,0,0,0,10000,0,</text:p>
          </table:table-cell>
        </table:table-row>
        <table:table-row table:style-name="ro1">
          <table:table-cell table:formula="of:=COM.MICROSOFT.CONCAT([Quantity.D18];&quot;,&quot;;[Quantity.E18];&quot;,&quot;;[Quantity.F18];&quot;,&quot;;[Quantity.G18];&quot;,&quot;;[Quantity.H18];&quot;,&quot;;[Quantity.I18];&quot;,&quot;;[Quantity.J18];&quot;,&quot;;[Quantity.K18];&quot;,&quot;;[Quantity.L18];&quot;,&quot;;[Quantity.M18];&quot;,&quot;;[Quantity.N18];&quot;,&quot;;[Quantity.O18];&quot;,&quot;;[Quantity.P18];&quot;,&quot;;[Quantity.Q18];&quot;,&quot;;[Quantity.R18];&quot;,&quot;;[Quantity.S18];&quot;,&quot;;[Quantity.T18];&quot;,&quot;;[Quantity.U18];&quot;,&quot;;[Quantity.V18];&quot;,&quot;;[Quantity.W18];&quot;,&quot;;[Quantity.X18];&quot;,&quot;;[Quantity.Y18];&quot;,&quot;;[Quantity.Z18];&quot;,&quot;;[Quantity.AA18];&quot;,&quot;)" office:value-type="string" office:string-value="0,5000,0,0,0,0,5000,5000,0,0,5000,0,5000,5000,2500,0,2500,5000,0,0,0,0,0,0," calcext:value-type="string">
            <text:p>0,5000,0,0,0,0,5000,5000,0,0,5000,0,5000,5000,2500,0,2500,5000,0,0,0,0,0,0,</text:p>
          </table:table-cell>
        </table:table-row>
        <table:table-row table:style-name="ro1">
          <table:table-cell table:formula="of:=COM.MICROSOFT.CONCAT([Quantity.D19];&quot;,&quot;;[Quantity.E19];&quot;,&quot;;[Quantity.F19];&quot;,&quot;;[Quantity.G19];&quot;,&quot;;[Quantity.H19];&quot;,&quot;;[Quantity.I19];&quot;,&quot;;[Quantity.J19];&quot;,&quot;;[Quantity.K19];&quot;,&quot;;[Quantity.L19];&quot;,&quot;;[Quantity.M19];&quot;,&quot;;[Quantity.N19];&quot;,&quot;;[Quantity.O19];&quot;,&quot;;[Quantity.P19];&quot;,&quot;;[Quantity.Q19];&quot;,&quot;;[Quantity.R19];&quot;,&quot;;[Quantity.S19];&quot;,&quot;;[Quantity.T19];&quot;,&quot;;[Quantity.U19];&quot;,&quot;;[Quantity.V19];&quot;,&quot;;[Quantity.W19];&quot;,&quot;;[Quantity.X19];&quot;,&quot;;[Quantity.Y19];&quot;,&quot;;[Quantity.Z19];&quot;,&quot;;[Quantity.AA19])" office:value-type="string" office:string-value="0,0,0,500,0,0,500,500,0,500,500,0,500,500,500,500,500,0,0,500,500,0,0,0" calcext:value-type="string">
            <text:p>0,0,0,500,0,0,500,500,0,500,500,0,500,500,500,500,500,0,0,500,500,0,0,0</text:p>
          </table:table-cell>
        </table:table-row>
      </table:table>
      <table:table table:name="Array Locations" table:style-name="ta1">
        <table:table-column table:style-name="co8" table:default-cell-style-name="Default"/>
        <table:table-row table:style-name="ro1">
          <table:table-cell table:formula="of:=COM.MICROSOFT.CONCAT([Locations.D3];&quot;,&quot;;[Locations.E3];&quot;,&quot;;[Locations.F3];&quot;,&quot;;[Locations.G3];&quot;,&quot;;[Locations.H3];&quot;,&quot;;[Locations.I3];&quot;,&quot;;[Locations.J3];&quot;,&quot;;[Locations.K3];&quot;,&quot;;[Locations.L3];&quot;,&quot;;[Locations.M3];&quot;,&quot;;[Locations.N3];&quot;,&quot;;[Locations.O3];&quot;,&quot;;[Locations.P3];&quot;,&quot;;[Locations.Q3];&quot;,&quot;;[Locations.R3];&quot;,&quot;;[Locations.S3];&quot;,&quot;;[Locations.T3];&quot;,&quot;)" office:value-type="string" office:string-value="0,50,0,0,0,0,0,0,60,0,0,365,120,0,0,50,50," calcext:value-type="string">
            <text:p>0,50,0,0,0,0,0,0,60,0,0,365,120,0,0,50,50,</text:p>
          </table:table-cell>
        </table:table-row>
        <table:table-row table:style-name="ro1">
          <table:table-cell table:formula="of:=COM.MICROSOFT.CONCAT([Locations.D4];&quot;,&quot;;[Locations.E4];&quot;,&quot;;[Locations.F4];&quot;,&quot;;[Locations.G4];&quot;,&quot;;[Locations.H4];&quot;,&quot;;[Locations.I4];&quot;,&quot;;[Locations.J4];&quot;,&quot;;[Locations.K4];&quot;,&quot;;[Locations.L4];&quot;,&quot;;[Locations.M4];&quot;,&quot;;[Locations.N4];&quot;,&quot;;[Locations.O4];&quot;,&quot;;[Locations.P4];&quot;,&quot;;[Locations.Q4];&quot;,&quot;;[Locations.R4];&quot;,&quot;;[Locations.S4];&quot;,&quot;;[Locations.T4];&quot;,&quot;)" office:value-type="string" office:string-value="50,0,20,30,0,0,0,0,0,0,0,0,0,0,0,0,0," calcext:value-type="string">
            <text:p>50,0,20,30,0,0,0,0,0,0,0,0,0,0,0,0,0,</text:p>
          </table:table-cell>
        </table:table-row>
        <table:table-row table:style-name="ro1">
          <table:table-cell table:formula="of:=COM.MICROSOFT.CONCAT([Locations.D5];&quot;,&quot;;[Locations.E5];&quot;,&quot;;[Locations.F5];&quot;,&quot;;[Locations.G5];&quot;,&quot;;[Locations.H5];&quot;,&quot;;[Locations.I5];&quot;,&quot;;[Locations.J5];&quot;,&quot;;[Locations.K5];&quot;,&quot;;[Locations.L5];&quot;,&quot;;[Locations.M5];&quot;,&quot;;[Locations.N5];&quot;,&quot;;[Locations.O5];&quot;,&quot;;[Locations.P5];&quot;,&quot;;[Locations.Q5];&quot;,&quot;;[Locations.R5];&quot;,&quot;;[Locations.S5];&quot;,&quot;;[Locations.T5];&quot;,&quot;)" office:value-type="string" office:string-value="0,20,0,0,0,0,0,0,0,0,0,0,0,0,0,0,0," calcext:value-type="string">
            <text:p>0,20,0,0,0,0,0,0,0,0,0,0,0,0,0,0,0,</text:p>
          </table:table-cell>
        </table:table-row>
        <table:table-row table:style-name="ro1">
          <table:table-cell table:formula="of:=COM.MICROSOFT.CONCAT([Locations.D6];&quot;,&quot;;[Locations.E6];&quot;,&quot;;[Locations.F6];&quot;,&quot;;[Locations.G6];&quot;,&quot;;[Locations.H6];&quot;,&quot;;[Locations.I6];&quot;,&quot;;[Locations.J6];&quot;,&quot;;[Locations.K6];&quot;,&quot;;[Locations.L6];&quot;,&quot;;[Locations.M6];&quot;,&quot;;[Locations.N6];&quot;,&quot;;[Locations.O6];&quot;,&quot;;[Locations.P6];&quot;,&quot;;[Locations.Q6];&quot;,&quot;;[Locations.R6];&quot;,&quot;;[Locations.S6];&quot;,&quot;;[Locations.T6];&quot;,&quot;)" office:value-type="string" office:string-value="0,30,0,0,0,0,0,0,0,0,0,0,0,0,0,0,0," calcext:value-type="string">
            <text:p>0,30,0,0,0,0,0,0,0,0,0,0,0,0,0,0,0,</text:p>
          </table:table-cell>
        </table:table-row>
        <table:table-row table:style-name="ro1">
          <table:table-cell table:formula="of:=COM.MICROSOFT.CONCAT([Locations.D7];&quot;,&quot;;[Locations.E7];&quot;,&quot;;[Locations.F7];&quot;,&quot;;[Locations.G7];&quot;,&quot;;[Locations.H7];&quot;,&quot;;[Locations.I7];&quot;,&quot;;[Locations.J7];&quot;,&quot;;[Locations.K7];&quot;,&quot;;[Locations.L7];&quot;,&quot;;[Locations.M7];&quot;,&quot;;[Locations.N7];&quot;,&quot;;[Locations.O7];&quot;,&quot;;[Locations.P7];&quot;,&quot;;[Locations.Q7];&quot;,&quot;;[Locations.R7];&quot;,&quot;;[Locations.S7];&quot;,&quot;;[Locations.T7];&quot;,&quot;)" office:value-type="string" office:string-value="0,0,0,0,0,0,20,0,0,0,0,0,0,0,0,0,20," calcext:value-type="string">
            <text:p>0,0,0,0,0,0,20,0,0,0,0,0,0,0,0,0,20,</text:p>
          </table:table-cell>
        </table:table-row>
        <table:table-row table:style-name="ro1">
          <table:table-cell table:formula="of:=COM.MICROSOFT.CONCAT([Locations.D8];&quot;,&quot;;[Locations.E8];&quot;,&quot;;[Locations.F8];&quot;,&quot;;[Locations.G8];&quot;,&quot;;[Locations.H8];&quot;,&quot;;[Locations.I8];&quot;,&quot;;[Locations.J8];&quot;,&quot;;[Locations.K8];&quot;,&quot;;[Locations.L8];&quot;,&quot;;[Locations.M8];&quot;,&quot;;[Locations.N8];&quot;,&quot;;[Locations.O8];&quot;,&quot;;[Locations.P8];&quot;,&quot;;[Locations.Q8];&quot;,&quot;;[Locations.R8];&quot;,&quot;;[Locations.S8];&quot;,&quot;;[Locations.T8];&quot;,&quot;)" office:value-type="string" office:string-value="0,0,0,0,0,0,0,0,0,0,0,0,0,0,0,0,30," calcext:value-type="string">
            <text:p>0,0,0,0,0,0,0,0,0,0,0,0,0,0,0,0,30,</text:p>
          </table:table-cell>
        </table:table-row>
        <table:table-row table:style-name="ro1">
          <table:table-cell table:formula="of:=COM.MICROSOFT.CONCAT([Locations.D9];&quot;,&quot;;[Locations.E9];&quot;,&quot;;[Locations.F9];&quot;,&quot;;[Locations.G9];&quot;,&quot;;[Locations.H9];&quot;,&quot;;[Locations.I9];&quot;,&quot;;[Locations.J9];&quot;,&quot;;[Locations.K9];&quot;,&quot;;[Locations.L9];&quot;,&quot;;[Locations.M9];&quot;,&quot;;[Locations.N9];&quot;,&quot;;[Locations.O9];&quot;,&quot;;[Locations.P9];&quot;,&quot;;[Locations.Q9];&quot;,&quot;;[Locations.R9];&quot;,&quot;;[Locations.S9];&quot;,&quot;;[Locations.T9];&quot;,&quot;)" office:value-type="string" office:string-value="0,0,0,0,20,0,0,0,0,0,0,0,0,0,0,0,0," calcext:value-type="string">
            <text:p>0,0,0,0,20,0,0,0,0,0,0,0,0,0,0,0,0,</text:p>
          </table:table-cell>
        </table:table-row>
        <table:table-row table:style-name="ro1">
          <table:table-cell table:formula="of:=COM.MICROSOFT.CONCAT([Locations.D10];&quot;,&quot;;[Locations.E10];&quot;,&quot;;[Locations.F10];&quot;,&quot;;[Locations.G10];&quot;,&quot;;[Locations.H10];&quot;,&quot;;[Locations.I10];&quot;,&quot;;[Locations.J10];&quot;,&quot;;[Locations.K10];&quot;,&quot;;[Locations.L10];&quot;,&quot;;[Locations.M10];&quot;,&quot;;[Locations.N10];&quot;,&quot;;[Locations.O10];&quot;,&quot;;[Locations.P10];&quot;,&quot;;[Locations.Q10];&quot;,&quot;;[Locations.R10];&quot;,&quot;;[Locations.S10];&quot;,&quot;;[Locations.T10];&quot;,&quot;)" office:value-type="string" office:string-value="0,0,0,0,0,0,0,0,30,0,0,0,0,0,0,0,0," calcext:value-type="string">
            <text:p>0,0,0,0,0,0,0,0,30,0,0,0,0,0,0,0,0,</text:p>
          </table:table-cell>
        </table:table-row>
        <table:table-row table:style-name="ro1">
          <table:table-cell table:formula="of:=COM.MICROSOFT.CONCAT([Locations.D11];&quot;,&quot;;[Locations.E11];&quot;,&quot;;[Locations.F11];&quot;,&quot;;[Locations.G11];&quot;,&quot;;[Locations.H11];&quot;,&quot;;[Locations.I11];&quot;,&quot;;[Locations.J11];&quot;,&quot;;[Locations.K11];&quot;,&quot;;[Locations.L11];&quot;,&quot;;[Locations.M11];&quot;,&quot;;[Locations.N11];&quot;,&quot;;[Locations.O11];&quot;,&quot;;[Locations.P11];&quot;,&quot;;[Locations.Q11];&quot;,&quot;;[Locations.R11];&quot;,&quot;;[Locations.S11];&quot;,&quot;;[Locations.T11];&quot;,&quot;)" office:value-type="string" office:string-value="60,0,0,0,0,0,0,30,0,0,0,0,0,0,0,0,0," calcext:value-type="string">
            <text:p>60,0,0,0,0,0,0,30,0,0,0,0,0,0,0,0,0,</text:p>
          </table:table-cell>
        </table:table-row>
        <table:table-row table:style-name="ro1">
          <table:table-cell table:formula="of:=COM.MICROSOFT.CONCAT([Locations.D12];&quot;,&quot;;[Locations.E12];&quot;,&quot;;[Locations.F12];&quot;,&quot;;[Locations.G12];&quot;,&quot;;[Locations.H12];&quot;,&quot;;[Locations.I12];&quot;,&quot;;[Locations.J12];&quot;,&quot;;[Locations.K12];&quot;,&quot;;[Locations.L12];&quot;,&quot;;[Locations.M12];&quot;,&quot;;[Locations.N12];&quot;,&quot;;[Locations.O12];&quot;,&quot;;[Locations.P12];&quot;,&quot;;[Locations.Q12];&quot;,&quot;;[Locations.R12];&quot;,&quot;;[Locations.S12];&quot;,&quot;;[Locations.T12];&quot;,&quot;)" office:value-type="string" office:string-value="0,0,0,0,0,0,0,0,0,0,50,0,60,0,0,0,0," calcext:value-type="string">
            <text:p>0,0,0,0,0,0,0,0,0,0,50,0,60,0,0,0,0,</text:p>
          </table:table-cell>
        </table:table-row>
        <table:table-row table:style-name="ro1">
          <table:table-cell table:formula="of:=COM.MICROSOFT.CONCAT([Locations.D13];&quot;,&quot;;[Locations.E13];&quot;,&quot;;[Locations.F13];&quot;,&quot;;[Locations.G13];&quot;,&quot;;[Locations.H13];&quot;,&quot;;[Locations.I13];&quot;,&quot;;[Locations.J13];&quot;,&quot;;[Locations.K13];&quot;,&quot;;[Locations.L13];&quot;,&quot;;[Locations.M13];&quot;,&quot;;[Locations.N13];&quot;,&quot;;[Locations.O13];&quot;,&quot;;[Locations.P13];&quot;,&quot;;[Locations.Q13];&quot;,&quot;;[Locations.R13];&quot;,&quot;;[Locations.S13];&quot;,&quot;;[Locations.T13];&quot;,&quot;)" office:value-type="string" office:string-value="0,0,0,0,0,0,0,0,0,50,0,0,0,0,0,0,0," calcext:value-type="string">
            <text:p>0,0,0,0,0,0,0,0,0,50,0,0,0,0,0,0,0,</text:p>
          </table:table-cell>
        </table:table-row>
        <table:table-row table:style-name="ro1">
          <table:table-cell table:formula="of:=COM.MICROSOFT.CONCAT([Locations.D14];&quot;,&quot;;[Locations.E14];&quot;,&quot;;[Locations.F14];&quot;,&quot;;[Locations.G14];&quot;,&quot;;[Locations.H14];&quot;,&quot;;[Locations.I14];&quot;,&quot;;[Locations.J14];&quot;,&quot;;[Locations.K14];&quot;,&quot;;[Locations.L14];&quot;,&quot;;[Locations.M14];&quot;,&quot;;[Locations.N14];&quot;,&quot;;[Locations.O14];&quot;,&quot;;[Locations.P14];&quot;,&quot;;[Locations.Q14];&quot;,&quot;;[Locations.R14];&quot;,&quot;;[Locations.S14];&quot;,&quot;;[Locations.T14];&quot;,&quot;)" office:value-type="string" office:string-value="365,0,0,0,0,0,0,0,0,0,0,0,0,0,0,0,0," calcext:value-type="string">
            <text:p>365,0,0,0,0,0,0,0,0,0,0,0,0,0,0,0,0,</text:p>
          </table:table-cell>
        </table:table-row>
        <table:table-row table:style-name="ro1">
          <table:table-cell table:formula="of:=COM.MICROSOFT.CONCAT([Locations.D15];&quot;,&quot;;[Locations.E15];&quot;,&quot;;[Locations.F15];&quot;,&quot;;[Locations.G15];&quot;,&quot;;[Locations.H15];&quot;,&quot;;[Locations.I15];&quot;,&quot;;[Locations.J15];&quot;,&quot;;[Locations.K15];&quot;,&quot;;[Locations.L15];&quot;,&quot;;[Locations.M15];&quot;,&quot;;[Locations.N15];&quot;,&quot;;[Locations.O15];&quot;,&quot;;[Locations.P15];&quot;,&quot;;[Locations.Q15];&quot;,&quot;;[Locations.R15];&quot;,&quot;;[Locations.S15];&quot;,&quot;;[Locations.T15];&quot;,&quot;)" office:value-type="string" office:string-value="120,0,0,0,0,0,0,0,0,60,0,0,0,10,70,0,0," calcext:value-type="string">
            <text:p>120,0,0,0,0,0,0,0,0,60,0,0,0,10,70,0,0,</text:p>
          </table:table-cell>
        </table:table-row>
        <table:table-row table:style-name="ro1">
          <table:table-cell table:formula="of:=COM.MICROSOFT.CONCAT([Locations.D16];&quot;,&quot;;[Locations.E16];&quot;,&quot;;[Locations.F16];&quot;,&quot;;[Locations.G16];&quot;,&quot;;[Locations.H16];&quot;,&quot;;[Locations.I16];&quot;,&quot;;[Locations.J16];&quot;,&quot;;[Locations.K16];&quot;,&quot;;[Locations.L16];&quot;,&quot;;[Locations.M16];&quot;,&quot;;[Locations.N16];&quot;,&quot;;[Locations.O16];&quot;,&quot;;[Locations.P16];&quot;,&quot;;[Locations.Q16];&quot;,&quot;;[Locations.R16];&quot;,&quot;;[Locations.S16];&quot;,&quot;;[Locations.T16];&quot;,&quot;)" office:value-type="string" office:string-value="0,0,0,0,0,0,0,0,0,0,0,0,10,0,0,0,0," calcext:value-type="string">
            <text:p>0,0,0,0,0,0,0,0,0,0,0,0,10,0,0,0,0,</text:p>
          </table:table-cell>
        </table:table-row>
        <table:table-row table:style-name="ro1">
          <table:table-cell table:formula="of:=COM.MICROSOFT.CONCAT([Locations.D17];&quot;,&quot;;[Locations.E17];&quot;,&quot;;[Locations.F17];&quot;,&quot;;[Locations.G17];&quot;,&quot;;[Locations.H17];&quot;,&quot;;[Locations.I17];&quot;,&quot;;[Locations.J17];&quot;,&quot;;[Locations.K17];&quot;,&quot;;[Locations.L17];&quot;,&quot;;[Locations.M17];&quot;,&quot;;[Locations.N17];&quot;,&quot;;[Locations.O17];&quot;,&quot;;[Locations.P17];&quot;,&quot;;[Locations.Q17];&quot;,&quot;;[Locations.R17];&quot;,&quot;;[Locations.S17];&quot;,&quot;;[Locations.T17];&quot;,&quot;)" office:value-type="string" office:string-value="0,0,0,0,0,0,0,0,0,0,0,0,70,0,0,0,0," calcext:value-type="string">
            <text:p>0,0,0,0,0,0,0,0,0,0,0,0,70,0,0,0,0,</text:p>
          </table:table-cell>
        </table:table-row>
        <table:table-row table:style-name="ro1">
          <table:table-cell table:formula="of:=COM.MICROSOFT.CONCAT([Locations.D18];&quot;,&quot;;[Locations.E18];&quot;,&quot;;[Locations.F18];&quot;,&quot;;[Locations.G18];&quot;,&quot;;[Locations.H18];&quot;,&quot;;[Locations.I18];&quot;,&quot;;[Locations.J18];&quot;,&quot;;[Locations.K18];&quot;,&quot;;[Locations.L18];&quot;,&quot;;[Locations.M18];&quot;,&quot;;[Locations.N18];&quot;,&quot;;[Locations.O18];&quot;,&quot;;[Locations.P18];&quot;,&quot;;[Locations.Q18];&quot;,&quot;;[Locations.R18];&quot;,&quot;;[Locations.S18];&quot;,&quot;;[Locations.T18];&quot;,&quot;)" office:value-type="string" office:string-value="50,0,0,0,0,0,0,0,0,0,0,0,0,0,0,0,0," calcext:value-type="string">
            <text:p>50,0,0,0,0,0,0,0,0,0,0,0,0,0,0,0,0,</text:p>
          </table:table-cell>
        </table:table-row>
        <table:table-row table:style-name="ro1">
          <table:table-cell table:formula="of:=COM.MICROSOFT.CONCAT([Locations.D19];&quot;,&quot;;[Locations.E19];&quot;,&quot;;[Locations.F19];&quot;,&quot;;[Locations.G19];&quot;,&quot;;[Locations.H19];&quot;,&quot;;[Locations.I19];&quot;,&quot;;[Locations.J19];&quot;,&quot;;[Locations.K19];&quot;,&quot;;[Locations.L19];&quot;,&quot;;[Locations.M19];&quot;,&quot;;[Locations.N19];&quot;,&quot;;[Locations.O19];&quot;,&quot;;[Locations.P19];&quot;,&quot;;[Locations.Q19];&quot;,&quot;;[Locations.R19];&quot;,&quot;;[Locations.S19];&quot;,&quot;;[Locations.T19])" office:value-type="string" office:string-value="50,0,0,0,20,30,0,0,0,0,0,0,0,0,0,0,0" calcext:value-type="string">
            <text:p>50,0,0,0,20,30,0,0,0,0,0,0,0,0,0,0,0</text:p>
          </table:table-cell>
        </table:table-row>
      </table:table>
      <table:named-expressions/>
      <table:database-ranges>
        <table:database-range table:name="__Anonymous_Sheet_DB__0" table:target-range-address="Availability.A4:Availability.AMJ1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Quantity.A3:Quantity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 style:data-style-name="N2" text:time-value="12:00:57.3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2-23T12:02:30.309000000</dc:date>
    <meta:editing-duration>P2DT6H35M15S</meta:editing-duration>
    <meta:editing-cycles>57</meta:editing-cycles>
    <meta:generator>LibreOffice/6.0.7.3$Windows_X86_64 LibreOffice_project/dc89aa7a9eabfd848af146d5086077aeed2ae4a5</meta:generator>
    <meta:document-statistic meta:table-count="7" meta:cell-count="1769" meta:object-count="0"/>
  </office:meta>
</office:document-meta>
</file>